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5">
            <text:p>8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4">
            <text:p>19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2">
            <text:p>22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309">
            <text:p>830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968">
            <text:p>1096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652">
            <text:p>1265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1">
            <text:p>2020-12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 - 1.42)">
            <text:p>(0.1 - 1.4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60.125">
            <text:p>260.1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1394812221515">
            <text:p>0.0413948122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824036251386">
            <text:p>1.1482403625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0890145476052">
            <text:p>17.08901454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207.125">
            <text:p>207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301448115267064">
            <text:p>0.030144811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728791128095">
            <text:p>1.107287911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3.3387713410303">
            <text:p>23.33877134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99.25">
            <text:p>299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70175655616032">
            <text:p>0.037017565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3224726777942">
            <text:p>1.1322472678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0692921142348">
            <text:p>19.069292114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81.375">
            <text:p>181.375</text:p>
          </table:table-cell>
          <table:table-cell office:value-type="float" office:value="394.625">
            <text:p>394.625</text:p>
          </table:table-cell>
          <table:table-cell office:value-type="float" office:value="0.0917828685258964">
            <text:p>0.0917828685</text:p>
          </table:table-cell>
          <table:table-cell office:value-type="float" office:value="0.0426163063909774">
            <text:p>0.0426163064</text:p>
          </table:table-cell>
          <table:table-cell office:value-type="float" office:value="0.0439106487148103">
            <text:p>0.0439106487</text:p>
          </table:table-cell>
          <table:table-cell office:value-type="float" office:value="1.33775126595213">
            <text:p>1.337751266</text:p>
          </table:table-cell>
          <table:table-cell office:value-type="float" office:value="1.15271672552642">
            <text:p>1.1527167255</text:p>
          </table:table-cell>
          <table:table-cell office:value-type="float" office:value="1.15746643484012">
            <text:p>1.1574664348</text:p>
          </table:table-cell>
          <table:table-cell office:value-type="float" office:value="7.89353424316353">
            <text:p>7.8935342432</text:p>
          </table:table-cell>
          <table:table-cell office:value-type="float" office:value="16.6089977913845">
            <text:p>16.6089977914</text:p>
          </table:table-cell>
          <table:table-cell office:value-type="float" office:value="16.1294919966515">
            <text:p>16.129491996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46">
            <text:p>424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47.25">
            <text:p>247.25</text:p>
          </table:table-cell>
          <table:table-cell office:value-type="float" office:value="368.375">
            <text:p>368.375</text:p>
          </table:table-cell>
          <table:table-cell office:value-type="float" office:value="0.0791962174940898">
            <text:p>0.0791962175</text:p>
          </table:table-cell>
          <table:table-cell office:value-type="float" office:value="0.0582312764955252">
            <text:p>0.0582312765</text:p>
          </table:table-cell>
          <table:table-cell office:value-type="float" office:value="0.0493007226980728">
            <text:p>0.0493007227</text:p>
          </table:table-cell>
          <table:table-cell office:value-type="float" office:value="1.28947996132544">
            <text:p>1.2894799613</text:p>
          </table:table-cell>
          <table:table-cell office:value-type="float" office:value="1.21045559559644">
            <text:p>1.2104555956</text:p>
          </table:table-cell>
          <table:table-cell office:value-type="float" office:value="1.17731642951002">
            <text:p>1.1773164295</text:p>
          </table:table-cell>
          <table:table-cell office:value-type="float" office:value="9.09444791716879">
            <text:p>9.0944479172</text:p>
          </table:table-cell>
          <table:table-cell office:value-type="float" office:value="12.2466530323922">
            <text:p>12.2466530324</text:p>
          </table:table-cell>
          <table:table-cell office:value-type="float" office:value="14.4033683851758">
            <text:p>14.403368385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555">
            <text:p>7555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47.625">
            <text:p>247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2776307081403">
            <text:p>0.0327763071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1682267594446">
            <text:p>1.1168226759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1.4925227643448">
            <text:p>21.49252276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10089">
            <text:p>10089</text:p>
          </table:table-cell>
          <table:table-cell office:value-type="float" office:value="308.25">
            <text:p>308.25</text:p>
          </table:table-cell>
          <table:table-cell office:value-type="float" office:value="228.875">
            <text:p>228.875</text:p>
          </table:table-cell>
          <table:table-cell office:value-type="float" office:value="284.625">
            <text:p>284.625</text:p>
          </table:table-cell>
          <table:table-cell office:value-type="float" office:value="0.106734764542936">
            <text:p>0.1067347645</text:p>
          </table:table-cell>
          <table:table-cell office:value-type="float" office:value="0.0444590132090132">
            <text:p>0.0444590132</text:p>
          </table:table-cell>
          <table:table-cell office:value-type="float" office:value="0.0282114183764496">
            <text:p>0.0282114184</text:p>
          </table:table-cell>
          <table:table-cell office:value-type="float" office:value="1.39590060342587">
            <text:p>1.3959006034</text:p>
          </table:table-cell>
          <table:table-cell office:value-type="float" office:value="1.15948068978836">
            <text:p>1.1594806898</text:p>
          </table:table-cell>
          <table:table-cell office:value-type="float" office:value="1.10029989720612">
            <text:p>1.1002998972</text:p>
          </table:table-cell>
          <table:table-cell office:value-type="float" office:value="6.83482555469283">
            <text:p>6.8348255547</text:p>
          </table:table-cell>
          <table:table-cell office:value-type="float" office:value="15.9347620396728">
            <text:p>15.9347620397</text:p>
          </table:table-cell>
          <table:table-cell office:value-type="float" office:value="24.9147054137523">
            <text:p>24.914705413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587">
            <text:p>9587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61.375">
            <text:p>461.37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81250651924481">
            <text:p>0.0481250652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7297713109713">
            <text:p>1.1729771311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4.746897481662">
            <text:p>14.746897481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335">
            <text:p>5335</text:p>
          </table:table-cell>
          <table:table-cell office:value-type="float" office:value="8784">
            <text:p>8784</text:p>
          </table:table-cell>
          <table:table-cell office:value-type="float" office:value="196.25">
            <text:p>196.25</text:p>
          </table:table-cell>
          <table:table-cell office:value-type="float" office:value="275.25">
            <text:p>275.25</text:p>
          </table:table-cell>
          <table:table-cell office:value-type="float" office:value="332.125">
            <text:p>332.125</text:p>
          </table:table-cell>
          <table:table-cell office:value-type="float" office:value="0.0631435006435006">
            <text:p>0.0631435006</text:p>
          </table:table-cell>
          <table:table-cell office:value-type="float" office:value="0.051593252108716">
            <text:p>0.0515932521</text:p>
          </table:table-cell>
          <table:table-cell office:value-type="float" office:value="0.037810223132969">
            <text:p>0.0378102231</text:p>
          </table:table-cell>
          <table:table-cell office:value-type="float" office:value="1.22881697153234">
            <text:p>1.2288169715</text:p>
          </table:table-cell>
          <table:table-cell office:value-type="float" office:value="1.18579363516029">
            <text:p>1.1857936352</text:p>
          </table:table-cell>
          <table:table-cell office:value-type="float" office:value="1.13513782239319">
            <text:p>1.1351378224</text:p>
          </table:table-cell>
          <table:table-cell office:value-type="float" office:value="11.3203691867689">
            <text:p>11.3203691868</text:p>
          </table:table-cell>
          <table:table-cell office:value-type="float" office:value="13.7785097117036">
            <text:p>13.7785097117</text:p>
          </table:table-cell>
          <table:table-cell office:value-type="float" office:value="18.6766988892475">
            <text:p>18.676698889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700">
            <text:p>5700</text:p>
          </table:table-cell>
          <table:table-cell office:value-type="float" office:value="10167">
            <text:p>10167</text:p>
          </table:table-cell>
          <table:table-cell office:value-type="float" office:value="161">
            <text:p>161</text:p>
          </table:table-cell>
          <table:table-cell office:value-type="float" office:value="420.25">
            <text:p>420.25</text:p>
          </table:table-cell>
          <table:table-cell office:value-type="float" office:value="585.375">
            <text:p>585.375</text:p>
          </table:table-cell>
          <table:table-cell office:value-type="float" office:value="0.0457386363636364">
            <text:p>0.0457386364</text:p>
          </table:table-cell>
          <table:table-cell office:value-type="float" office:value="0.0737280701754386">
            <text:p>0.0737280702</text:p>
          </table:table-cell>
          <table:table-cell office:value-type="float" office:value="0.0575759811153733">
            <text:p>0.0575759811</text:p>
          </table:table-cell>
          <table:table-cell office:value-type="float" office:value="1.16418559207128">
            <text:p>1.1641855921</text:p>
          </table:table-cell>
          <table:table-cell office:value-type="float" office:value="1.26870246914435">
            <text:p>1.2687024691</text:p>
          </table:table-cell>
          <table:table-cell office:value-type="float" office:value="1.20801332136255">
            <text:p>1.2080133214</text:p>
          </table:table-cell>
          <table:table-cell office:value-type="float" office:value="15.4985125562837">
            <text:p>15.4985125563</text:p>
          </table:table-cell>
          <table:table-cell office:value-type="float" office:value="9.74386629400978">
            <text:p>9.743866294</text:p>
          </table:table-cell>
          <table:table-cell office:value-type="float" office:value="12.3821655999452">
            <text:p>12.382165599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64">
            <text:p>6864</text:p>
          </table:table-cell>
          <table:table-cell office:value-type="float" office:value="12521">
            <text:p>12521</text:p>
          </table:table-cell>
          <table:table-cell office:value-type="float" office:value="178.75">
            <text:p>178.75</text:p>
          </table:table-cell>
          <table:table-cell office:value-type="float" office:value="308.125">
            <text:p>308.125</text:p>
          </table:table-cell>
          <table:table-cell office:value-type="float" office:value="584">
            <text:p>584</text:p>
          </table:table-cell>
          <table:table-cell office:value-type="float" office:value="0.043586930017069">
            <text:p>0.04358693</text:p>
          </table:table-cell>
          <table:table-cell office:value-type="float" office:value="0.0448900058275058">
            <text:p>0.0448900058</text:p>
          </table:table-cell>
          <table:table-cell office:value-type="float" office:value="0.0466416420413705">
            <text:p>0.046641642</text:p>
          </table:table-cell>
          <table:table-cell office:value-type="float" office:value="1.15627790317763">
            <text:p>1.1562779032</text:p>
          </table:table-cell>
          <table:table-cell office:value-type="float" office:value="1.16106464113773">
            <text:p>1.1610646411</text:p>
          </table:table-cell>
          <table:table-cell office:value-type="float" office:value="1.16750961497853">
            <text:p>1.167509615</text:p>
          </table:table-cell>
          <table:table-cell office:value-type="float" office:value="16.2467475618022">
            <text:p>16.2467475618</text:p>
          </table:table-cell>
          <table:table-cell office:value-type="float" office:value="15.7850506158916">
            <text:p>15.7850506159</text:p>
          </table:table-cell>
          <table:table-cell office:value-type="float" office:value="15.2050635231246">
            <text:p>15.205063523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862">
            <text:p>5862</text:p>
          </table:table-cell>
          <table:table-cell office:value-type="float" office:value="10683">
            <text:p>10683</text:p>
          </table:table-cell>
          <table:table-cell office:value-type="float" office:value="188.5">
            <text:p>188.5</text:p>
          </table:table-cell>
          <table:table-cell office:value-type="float" office:value="76.625">
            <text:p>76.625</text:p>
          </table:table-cell>
          <table:table-cell office:value-type="float" office:value="521.25">
            <text:p>521.25</text:p>
          </table:table-cell>
          <table:table-cell office:value-type="float" office:value="0.0483581323755772">
            <text:p>0.0483581324</text:p>
          </table:table-cell>
          <table:table-cell office:value-type="float" office:value="0.0130714773114978">
            <text:p>0.0130714773</text:p>
          </table:table-cell>
          <table:table-cell office:value-type="float" office:value="0.0487924740241505">
            <text:p>0.048792474</text:p>
          </table:table-cell>
          <table:table-cell office:value-type="float" office:value="1.17383694088955">
            <text:p>1.1738369409</text:p>
          </table:table-cell>
          <table:table-cell office:value-type="float" office:value="1.04608506308769">
            <text:p>1.0460850631</text:p>
          </table:table-cell>
          <table:table-cell office:value-type="float" office:value="1.17543984190647">
            <text:p>1.1754398419</text:p>
          </table:table-cell>
          <table:table-cell office:value-type="float" office:value="14.6774676566369">
            <text:p>14.6774676566</text:p>
          </table:table-cell>
          <table:table-cell office:value-type="float" office:value="0">
            <text:p>0</text:p>
          </table:table-cell>
          <table:table-cell office:value-type="float" office:value="14.5498484624506">
            <text:p>14.549848462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470">
            <text:p>6470</text:p>
          </table:table-cell>
          <table:table-cell office:value-type="float" office:value="11376">
            <text:p>11376</text:p>
          </table:table-cell>
          <table:table-cell office:value-type="float" office:value="172">
            <text:p>172</text:p>
          </table:table-cell>
          <table:table-cell office:value-type="float" office:value="581">
            <text:p>581</text:p>
          </table:table-cell>
          <table:table-cell office:value-type="float" office:value="832.75">
            <text:p>832.75</text:p>
          </table:table-cell>
          <table:table-cell office:value-type="float" office:value="0.0447450572320499">
            <text:p>0.0447450572</text:p>
          </table:table-cell>
          <table:table-cell office:value-type="float" office:value="0.0897990726429675">
            <text:p>0.0897990726</text:p>
          </table:table-cell>
          <table:table-cell office:value-type="float" office:value="0.0732023558368495">
            <text:p>0.0732023558</text:p>
          </table:table-cell>
          <table:table-cell office:value-type="float" office:value="1.16053185579971">
            <text:p>1.1605318558</text:p>
          </table:table-cell>
          <table:table-cell office:value-type="float" office:value="1.33010194620756">
            <text:p>1.3301019462</text:p>
          </table:table-cell>
          <table:table-cell office:value-type="float" office:value="1.2667110718331">
            <text:p>1.2667110718</text:p>
          </table:table-cell>
          <table:table-cell office:value-type="float" office:value="15.835078750093">
            <text:p>15.8350787501</text:p>
          </table:table-cell>
          <table:table-cell office:value-type="float" office:value="8.06047494646316">
            <text:p>8.0604749465</text:p>
          </table:table-cell>
          <table:table-cell office:value-type="float" office:value="9.81141223152878">
            <text:p>9.811412231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218">
            <text:p>4218</text:p>
          </table:table-cell>
          <table:table-cell office:value-type="float" office:value="7198">
            <text:p>7198</text:p>
          </table:table-cell>
          <table:table-cell office:value-type="float" office:value="15586">
            <text:p>15586</text:p>
          </table:table-cell>
          <table:table-cell office:value-type="float" office:value="188.375">
            <text:p>188.375</text:p>
          </table:table-cell>
          <table:table-cell office:value-type="float" office:value="597.875">
            <text:p>597.875</text:p>
          </table:table-cell>
          <table:table-cell office:value-type="float" office:value="869.125">
            <text:p>869.125</text:p>
          </table:table-cell>
          <table:table-cell office:value-type="float" office:value="0.0446597913703177">
            <text:p>0.0446597914</text:p>
          </table:table-cell>
          <table:table-cell office:value-type="float" office:value="0.0830612670186163">
            <text:p>0.083061267</text:p>
          </table:table-cell>
          <table:table-cell office:value-type="float" office:value="0.0557631849095342">
            <text:p>0.0557631849</text:p>
          </table:table-cell>
          <table:table-cell office:value-type="float" office:value="1.16021848384798">
            <text:p>1.1602184838</text:p>
          </table:table-cell>
          <table:table-cell office:value-type="float" office:value="1.30423681575948">
            <text:p>1.3042368158</text:p>
          </table:table-cell>
          <table:table-cell office:value-type="float" office:value="1.20126583145423">
            <text:p>1.2012658315</text:p>
          </table:table-cell>
          <table:table-cell office:value-type="float" office:value="15.8646594266741">
            <text:p>15.8646594267</text:p>
          </table:table-cell>
          <table:table-cell office:value-type="float" office:value="8.68697606243803">
            <text:p>8.6869760624</text:p>
          </table:table-cell>
          <table:table-cell office:value-type="float" office:value="12.7736328732376">
            <text:p>12.77363287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541">
            <text:p>4541</text:p>
          </table:table-cell>
          <table:table-cell office:value-type="float" office:value="7690">
            <text:p>7690</text:p>
          </table:table-cell>
          <table:table-cell office:value-type="float" office:value="13942">
            <text:p>13942</text:p>
          </table:table-cell>
          <table:table-cell office:value-type="float" office:value="171.375">
            <text:p>171.375</text:p>
          </table:table-cell>
          <table:table-cell office:value-type="float" office:value="339.5">
            <text:p>339.5</text:p>
          </table:table-cell>
          <table:table-cell office:value-type="float" office:value="541.5">
            <text:p>541.5</text:p>
          </table:table-cell>
          <table:table-cell office:value-type="float" office:value="0.0377394846950011">
            <text:p>0.0377394847</text:p>
          </table:table-cell>
          <table:table-cell office:value-type="float" office:value="0.044148244473342">
            <text:p>0.0441482445</text:p>
          </table:table-cell>
          <table:table-cell office:value-type="float" office:value="0.0388394778367523">
            <text:p>0.0388394778</text:p>
          </table:table-cell>
          <table:table-cell office:value-type="float" office:value="1.13487976309439">
            <text:p>1.1348797631</text:p>
          </table:table-cell>
          <table:table-cell office:value-type="float" office:value="1.15833902793725">
            <text:p>1.1583390279</text:p>
          </table:table-cell>
          <table:table-cell office:value-type="float" office:value="1.13889484230435">
            <text:p>1.1388948423</text:p>
          </table:table-cell>
          <table:table-cell office:value-type="float" office:value="18.7110646115968">
            <text:p>18.7110646116</text:p>
          </table:table-cell>
          <table:table-cell office:value-type="float" office:value="16.0445254354311">
            <text:p>16.0445254354</text:p>
          </table:table-cell>
          <table:table-cell office:value-type="float" office:value="18.1908324762955">
            <text:p>18.190832476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450">
            <text:p>4450</text:p>
          </table:table-cell>
          <table:table-cell office:value-type="float" office:value="7511">
            <text:p>7511</text:p>
          </table:table-cell>
          <table:table-cell office:value-type="float" office:value="14283">
            <text:p>14283</text:p>
          </table:table-cell>
          <table:table-cell office:value-type="float" office:value="188.875">
            <text:p>188.875</text:p>
          </table:table-cell>
          <table:table-cell office:value-type="float" office:value="305.625">
            <text:p>305.625</text:p>
          </table:table-cell>
          <table:table-cell office:value-type="float" office:value="805.875">
            <text:p>805.875</text:p>
          </table:table-cell>
          <table:table-cell office:value-type="float" office:value="0.0424438202247191">
            <text:p>0.0424438202</text:p>
          </table:table-cell>
          <table:table-cell office:value-type="float" office:value="0.0406903208627347">
            <text:p>0.0406903209</text:p>
          </table:table-cell>
          <table:table-cell office:value-type="float" office:value="0.0564219701743331">
            <text:p>0.0564219702</text:p>
          </table:table-cell>
          <table:table-cell office:value-type="float" office:value="1.15208426742204">
            <text:p>1.1520842674</text:p>
          </table:table-cell>
          <table:table-cell office:value-type="float" office:value="1.14566129935492">
            <text:p>1.1456612994</text:p>
          </table:table-cell>
          <table:table-cell office:value-type="float" office:value="1.20371643549814">
            <text:p>1.2037164355</text:p>
          </table:table-cell>
          <table:table-cell office:value-type="float" office:value="16.6751055206908">
            <text:p>16.6751055207</text:p>
          </table:table-cell>
          <table:table-cell office:value-type="float" office:value="17.3789642367778">
            <text:p>17.3789642368</text:p>
          </table:table-cell>
          <table:table-cell office:value-type="float" office:value="12.6284613913242">
            <text:p>12.628461391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816">
            <text:p>4816</text:p>
          </table:table-cell>
          <table:table-cell office:value-type="float" office:value="8351">
            <text:p>8351</text:p>
          </table:table-cell>
          <table:table-cell office:value-type="float" office:value="15601">
            <text:p>15601</text:p>
          </table:table-cell>
          <table:table-cell office:value-type="float" office:value="266.75">
            <text:p>266.75</text:p>
          </table:table-cell>
          <table:table-cell office:value-type="float" office:value="445.375">
            <text:p>445.375</text:p>
          </table:table-cell>
          <table:table-cell office:value-type="float" office:value="875">
            <text:p>875</text:p>
          </table:table-cell>
          <table:table-cell office:value-type="float" office:value="0.0553882890365449">
            <text:p>0.055388289</text:p>
          </table:table-cell>
          <table:table-cell office:value-type="float" office:value="0.0533319362950545">
            <text:p>0.0533319363</text:p>
          </table:table-cell>
          <table:table-cell office:value-type="float" office:value="0.0560861483238254">
            <text:p>0.0560861483</text:p>
          </table:table-cell>
          <table:table-cell office:value-type="float" office:value="1.1998720222502">
            <text:p>1.1998720223</text:p>
          </table:table-cell>
          <table:table-cell office:value-type="float" office:value="1.19223659607349">
            <text:p>1.1922365961</text:p>
          </table:table-cell>
          <table:table-cell office:value-type="float" office:value="1.20246700495964">
            <text:p>1.202467005</text:p>
          </table:table-cell>
          <table:table-cell office:value-type="float" office:value="12.857787203451">
            <text:p>12.8577872035</text:p>
          </table:table-cell>
          <table:table-cell office:value-type="float" office:value="13.3404225707781">
            <text:p>13.3404225708</text:p>
          </table:table-cell>
          <table:table-cell office:value-type="float" office:value="12.7020378609965">
            <text:p>12.70203786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476">
            <text:p>5476</text:p>
          </table:table-cell>
          <table:table-cell office:value-type="float" office:value="9488">
            <text:p>9488</text:p>
          </table:table-cell>
          <table:table-cell office:value-type="float" office:value="17544">
            <text:p>17544</text:p>
          </table:table-cell>
          <table:table-cell office:value-type="float" office:value="345.875">
            <text:p>345.875</text:p>
          </table:table-cell>
          <table:table-cell office:value-type="float" office:value="589.5">
            <text:p>589.5</text:p>
          </table:table-cell>
          <table:table-cell office:value-type="float" office:value="589.125">
            <text:p>589.125</text:p>
          </table:table-cell>
          <table:table-cell office:value-type="float" office:value="0.0631619795471147">
            <text:p>0.0631619795</text:p>
          </table:table-cell>
          <table:table-cell office:value-type="float" office:value="0.0621311129848229">
            <text:p>0.062131113</text:p>
          </table:table-cell>
          <table:table-cell office:value-type="float" office:value="0.0335798563611491">
            <text:p>0.0335798564</text:p>
          </table:table-cell>
          <table:table-cell office:value-type="float" office:value="1.22888622230911">
            <text:p>1.2288862223</text:p>
          </table:table-cell>
          <table:table-cell office:value-type="float" office:value="1.22502503484032">
            <text:p>1.2250250348</text:p>
          </table:table-cell>
          <table:table-cell office:value-type="float" office:value="1.11973960650036">
            <text:p>1.1197396065</text:p>
          </table:table-cell>
          <table:table-cell office:value-type="float" office:value="11.317156613859">
            <text:p>11.3171566139</text:p>
          </table:table-cell>
          <table:table-cell office:value-type="float" office:value="11.4992929750209">
            <text:p>11.499292975</text:p>
          </table:table-cell>
          <table:table-cell office:value-type="float" office:value="20.9864212075479">
            <text:p>20.986421207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579">
            <text:p>5579</text:p>
          </table:table-cell>
          <table:table-cell office:value-type="float" office:value="9611">
            <text:p>9611</text:p>
          </table:table-cell>
          <table:table-cell office:value-type="float" office:value="17102">
            <text:p>17102</text:p>
          </table:table-cell>
          <table:table-cell office:value-type="float" office:value="394">
            <text:p>394</text:p>
          </table:table-cell>
          <table:table-cell office:value-type="float" office:value="594.25">
            <text:p>594.25</text:p>
          </table:table-cell>
          <table:table-cell office:value-type="float" office:value="360.75">
            <text:p>360.75</text:p>
          </table:table-cell>
          <table:table-cell office:value-type="float" office:value="0.0706219752643843">
            <text:p>0.0706219753</text:p>
          </table:table-cell>
          <table:table-cell office:value-type="float" office:value="0.0618301945687233">
            <text:p>0.0618301946</text:p>
          </table:table-cell>
          <table:table-cell office:value-type="float" office:value="0.0210940240907496">
            <text:p>0.0210940241</text:p>
          </table:table-cell>
          <table:table-cell office:value-type="float" office:value="1.25695234167022">
            <text:p>1.2569523417</text:p>
          </table:table-cell>
          <table:table-cell office:value-type="float" office:value="1.22389870799293">
            <text:p>1.223898708</text:p>
          </table:table-cell>
          <table:table-cell office:value-type="float" office:value="1.07470120170821">
            <text:p>1.0747012017</text:p>
          </table:table-cell>
          <table:table-cell office:value-type="float" office:value="10.157525919235">
            <text:p>10.1575259192</text:p>
          </table:table-cell>
          <table:table-cell office:value-type="float" office:value="11.5536049199578">
            <text:p>11.55360492</text:p>
          </table:table-cell>
          <table:table-cell office:value-type="float" office:value="33.2052516364177">
            <text:p>33.205251636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09">
            <text:p>5709</text:p>
          </table:table-cell>
          <table:table-cell office:value-type="float" office:value="9668">
            <text:p>9668</text:p>
          </table:table-cell>
          <table:table-cell office:value-type="float" office:value="15991">
            <text:p>15991</text:p>
          </table:table-cell>
          <table:table-cell office:value-type="float" office:value="478.75">
            <text:p>478.75</text:p>
          </table:table-cell>
          <table:table-cell office:value-type="float" office:value="798.375">
            <text:p>798.375</text:p>
          </table:table-cell>
          <table:table-cell office:value-type="float" office:value="317.875">
            <text:p>317.875</text:p>
          </table:table-cell>
          <table:table-cell office:value-type="float" office:value="0.0838588194079524">
            <text:p>0.0838588194</text:p>
          </table:table-cell>
          <table:table-cell office:value-type="float" office:value="0.0825791270169632">
            <text:p>0.082579127</text:p>
          </table:table-cell>
          <table:table-cell office:value-type="float" office:value="0.019878369082609">
            <text:p>0.0198783691</text:p>
          </table:table-cell>
          <table:table-cell office:value-type="float" office:value="1.30728917904912">
            <text:p>1.307289179</text:p>
          </table:table-cell>
          <table:table-cell office:value-type="float" office:value="1.30239279650838">
            <text:p>1.3023927965</text:p>
          </table:table-cell>
          <table:table-cell office:value-type="float" office:value="1.0703487849216">
            <text:p>1.0703487849</text:p>
          </table:table-cell>
          <table:table-cell office:value-type="float" office:value="8.60756702761803">
            <text:p>8.6075670276</text:p>
          </table:table-cell>
          <table:table-cell office:value-type="float" office:value="8.73572429870709">
            <text:p>8.7357242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278">
            <text:p>6278</text:p>
          </table:table-cell>
          <table:table-cell office:value-type="float" office:value="10800">
            <text:p>10800</text:p>
          </table:table-cell>
          <table:table-cell office:value-type="float" office:value="17140">
            <text:p>17140</text:p>
          </table:table-cell>
          <table:table-cell office:value-type="float" office:value="502.25">
            <text:p>502.25</text:p>
          </table:table-cell>
          <table:table-cell office:value-type="float" office:value="813.375">
            <text:p>813.375</text:p>
          </table:table-cell>
          <table:table-cell office:value-type="float" office:value="438.625">
            <text:p>438.625</text:p>
          </table:table-cell>
          <table:table-cell office:value-type="float" office:value="0.0800015928639694">
            <text:p>0.0800015929</text:p>
          </table:table-cell>
          <table:table-cell office:value-type="float" office:value="0.0753125">
            <text:p>0.0753125</text:p>
          </table:table-cell>
          <table:table-cell office:value-type="float" office:value="0.025590723453909">
            <text:p>0.0255907235</text:p>
          </table:table-cell>
          <table:table-cell office:value-type="float" office:value="1.29255007455101">
            <text:p>1.2925500746</text:p>
          </table:table-cell>
          <table:table-cell office:value-type="float" office:value="1.27471081640625">
            <text:p>1.2747108164</text:p>
          </table:table-cell>
          <table:table-cell office:value-type="float" office:value="1.09085110693739">
            <text:p>1.0908511069</text:p>
          </table:table-cell>
          <table:table-cell office:value-type="float" office:value="9.00629574633591">
            <text:p>9.0062957463</text:p>
          </table:table-cell>
          <table:table-cell office:value-type="float" office:value="9.545993780387">
            <text:p>9.5459937804</text:p>
          </table:table-cell>
          <table:table-cell office:value-type="float" office:value="27.4309907414273">
            <text:p>27.43099074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896">
            <text:p>6896</text:p>
          </table:table-cell>
          <table:table-cell office:value-type="float" office:value="11894">
            <text:p>11894</text:p>
          </table:table-cell>
          <table:table-cell office:value-type="float" office:value="17450">
            <text:p>17450</text:p>
          </table:table-cell>
          <table:table-cell office:value-type="float" office:value="536">
            <text:p>536</text:p>
          </table:table-cell>
          <table:table-cell office:value-type="float" office:value="885">
            <text:p>885</text:p>
          </table:table-cell>
          <table:table-cell office:value-type="float" office:value="438">
            <text:p>438</text:p>
          </table:table-cell>
          <table:table-cell office:value-type="float" office:value="0.0777262180974478">
            <text:p>0.0777262181</text:p>
          </table:table-cell>
          <table:table-cell office:value-type="float" office:value="0.0744072641668068">
            <text:p>0.0744072642</text:p>
          </table:table-cell>
          <table:table-cell office:value-type="float" office:value="0.0251002865329513">
            <text:p>0.0251002865</text:p>
          </table:table-cell>
          <table:table-cell office:value-type="float" office:value="1.28388283870134">
            <text:p>1.2838828387</text:p>
          </table:table-cell>
          <table:table-cell office:value-type="float" office:value="1.27127684886697">
            <text:p>1.2712768489</text:p>
          </table:table-cell>
          <table:table-cell office:value-type="float" office:value="1.08908585065804">
            <text:p>1.0890858507</text:p>
          </table:table-cell>
          <table:table-cell office:value-type="float" office:value="9.26005431264174">
            <text:p>9.2600543126</text:p>
          </table:table-cell>
          <table:table-cell office:value-type="float" office:value="9.65801321862698">
            <text:p>9.6580132186</text:p>
          </table:table-cell>
          <table:table-cell office:value-type="float" office:value="27.9602519282332">
            <text:p>27.96025192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480">
            <text:p>7480</text:p>
          </table:table-cell>
          <table:table-cell office:value-type="float" office:value="11713">
            <text:p>11713</text:p>
          </table:table-cell>
          <table:table-cell office:value-type="float" office:value="17030">
            <text:p>17030</text:p>
          </table:table-cell>
          <table:table-cell office:value-type="float" office:value="518.375">
            <text:p>518.375</text:p>
          </table:table-cell>
          <table:table-cell office:value-type="float" office:value="247.75">
            <text:p>247.75</text:p>
          </table:table-cell>
          <table:table-cell office:value-type="float" office:value="459.25">
            <text:p>459.25</text:p>
          </table:table-cell>
          <table:table-cell office:value-type="float" office:value="0.0693014705882353">
            <text:p>0.0693014706</text:p>
          </table:table-cell>
          <table:table-cell office:value-type="float" office:value="0.0211517117732434">
            <text:p>0.0211517118</text:p>
          </table:table-cell>
          <table:table-cell office:value-type="float" office:value="0.026967116852613">
            <text:p>0.0269671169</text:p>
          </table:table-cell>
          <table:table-cell office:value-type="float" office:value="1.25196842695718">
            <text:p>1.251968427</text:p>
          </table:table-cell>
          <table:table-cell office:value-type="float" office:value="1.07490788523179">
            <text:p>1.0749078852</text:p>
          </table:table-cell>
          <table:table-cell office:value-type="float" office:value="1.09581027075118">
            <text:p>1.0958102708</text:p>
          </table:table-cell>
          <table:table-cell office:value-type="float" office:value="10.3446150553507">
            <text:p>10.3446150554</text:p>
          </table:table-cell>
          <table:table-cell office:value-type="float" office:value="33.1156286505533">
            <text:p>33.1156286506</text:p>
          </table:table-cell>
          <table:table-cell office:value-type="float" office:value="26.0484584103455">
            <text:p>26.048458410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8194">
            <text:p>8194</text:p>
          </table:table-cell>
          <table:table-cell office:value-type="float" office:value="11832">
            <text:p>11832</text:p>
          </table:table-cell>
          <table:table-cell office:value-type="float" office:value="17297">
            <text:p>17297</text:p>
          </table:table-cell>
          <table:table-cell office:value-type="float" office:value="396.25">
            <text:p>396.25</text:p>
          </table:table-cell>
          <table:table-cell office:value-type="float" office:value="173">
            <text:p>173</text:p>
          </table:table-cell>
          <table:table-cell office:value-type="float" office:value="399">
            <text:p>399</text:p>
          </table:table-cell>
          <table:table-cell office:value-type="float" office:value="0.0483585550402734">
            <text:p>0.048358555</text:p>
          </table:table-cell>
          <table:table-cell office:value-type="float" office:value="0.0146213657876944">
            <text:p>0.0146213658</text:p>
          </table:table-cell>
          <table:table-cell office:value-type="float" office:value="0.0230675839740996">
            <text:p>0.023067584</text:p>
          </table:table-cell>
          <table:table-cell office:value-type="float" office:value="1.1738385003383">
            <text:p>1.1738385003</text:p>
          </table:table-cell>
          <table:table-cell office:value-type="float" office:value="1.05159379755843">
            <text:p>1.0515937976</text:p>
          </table:table-cell>
          <table:table-cell office:value-type="float" office:value="1.08177948623294">
            <text:p>1.0817794862</text:p>
          </table:table-cell>
          <table:table-cell office:value-type="float" office:value="14.6773423542588">
            <text:p>14.6773423543</text:p>
          </table:table-cell>
          <table:table-cell office:value-type="float" office:value="0">
            <text:p>0</text:p>
          </table:table-cell>
          <table:table-cell office:value-type="float" office:value="30.3937946026329">
            <text:p>30.393794602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172">
            <text:p>12172</text:p>
          </table:table-cell>
          <table:table-cell office:value-type="float" office:value="18803">
            <text:p>18803</text:p>
          </table:table-cell>
          <table:table-cell office:value-type="float" office:value="361.25">
            <text:p>361.25</text:p>
          </table:table-cell>
          <table:table-cell office:value-type="float" office:value="266">
            <text:p>266</text:p>
          </table:table-cell>
          <table:table-cell office:value-type="float" office:value="336.875">
            <text:p>336.875</text:p>
          </table:table-cell>
          <table:table-cell office:value-type="float" office:value="0.0405807683666592">
            <text:p>0.0405807684</text:p>
          </table:table-cell>
          <table:table-cell office:value-type="float" office:value="0.0218534341110746">
            <text:p>0.0218534341</text:p>
          </table:table-cell>
          <table:table-cell office:value-type="float" office:value="0.0179160240387172">
            <text:p>0.017916024</text:p>
          </table:table-cell>
          <table:table-cell office:value-type="float" office:value="1.14526041485531">
            <text:p>1.1452604149</text:p>
          </table:table-cell>
          <table:table-cell office:value-type="float" office:value="1.07742306165036">
            <text:p>1.0774230617</text:p>
          </table:table-cell>
          <table:table-cell office:value-type="float" office:value="1.06333521261353">
            <text:p>1.0633352126</text:p>
          </table:table-cell>
          <table:table-cell office:value-type="float" office:value="17.4249574526167">
            <text:p>17.4249574526</text:p>
          </table:table-cell>
          <table:table-cell office:value-type="float" office:value="32.0633229430678">
            <text:p>32.06332294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182">
            <text:p>9182</text:p>
          </table:table-cell>
          <table:table-cell office:value-type="float" office:value="12566">
            <text:p>12566</text:p>
          </table:table-cell>
          <table:table-cell office:value-type="float" office:value="19640">
            <text:p>19640</text:p>
          </table:table-cell>
          <table:table-cell office:value-type="float" office:value="59.5">
            <text:p>59.5</text:p>
          </table:table-cell>
          <table:table-cell office:value-type="float" office:value="378">
            <text:p>378</text:p>
          </table:table-cell>
          <table:table-cell office:value-type="float" office:value="132">
            <text:p>132</text:p>
          </table:table-cell>
          <table:table-cell office:value-type="float" office:value="0.00648006970159007">
            <text:p>0.0064800697</text:p>
          </table:table-cell>
          <table:table-cell office:value-type="float" office:value="0.0300811714149292">
            <text:p>0.0300811714</text:p>
          </table:table-cell>
          <table:table-cell office:value-type="float" office:value="0.00672097759674134">
            <text:p>0.0067209776</text:p>
          </table:table-cell>
          <table:table-cell office:value-type="float" office:value="1.02276254691011">
            <text:p>1.0227625469</text:p>
          </table:table-cell>
          <table:table-cell office:value-type="float" office:value="1.10705765862469">
            <text:p>1.1070576586</text:p>
          </table:table-cell>
          <table:table-cell office:value-type="float" office:value="1.02361195780671">
            <text:p>1.0236119578</text:p>
          </table:table-cell>
          <table:table-cell office:value-type="float" office:value="0">
            <text:p>0</text:p>
          </table:table-cell>
          <table:table-cell office:value-type="float" office:value="23.3874211269378">
            <text:p>23.3874211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067">
            <text:p>9067</text:p>
          </table:table-cell>
          <table:table-cell office:value-type="float" office:value="12300">
            <text:p>12300</text:p>
          </table:table-cell>
          <table:table-cell office:value-type="float" office:value="19206">
            <text:p>19206</text:p>
          </table:table-cell>
          <table:table-cell office:value-type="float" office:value="48.75">
            <text:p>48.75</text:p>
          </table:table-cell>
          <table:table-cell office:value-type="float" office:value="354.5">
            <text:p>354.5</text:p>
          </table:table-cell>
          <table:table-cell office:value-type="float" office:value="326">
            <text:p>326</text:p>
          </table:table-cell>
          <table:table-cell office:value-type="float" office:value="0.00537664056468512">
            <text:p>0.0053766406</text:p>
          </table:table-cell>
          <table:table-cell office:value-type="float" office:value="0.0288211382113821">
            <text:p>0.0288211382</text:p>
          </table:table-cell>
          <table:table-cell office:value-type="float" office:value="0.0169738623346871">
            <text:p>0.0169738623</text:p>
          </table:table-cell>
          <table:table-cell office:value-type="float" office:value="1.01887490217337">
            <text:p>1.0188749022</text:p>
          </table:table-cell>
          <table:table-cell office:value-type="float" office:value="1.10250207343512">
            <text:p>1.1025020734</text:p>
          </table:table-cell>
          <table:table-cell office:value-type="float" office:value="1.05997321769642">
            <text:p>1.0599732177</text:p>
          </table:table-cell>
          <table:table-cell office:value-type="float" office:value="0">
            <text:p>0</text:p>
          </table:table-cell>
          <table:table-cell office:value-type="float" office:value="24.3948909693357">
            <text:p>24.3948909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8984">
            <text:p>8984</text:p>
          </table:table-cell>
          <table:table-cell office:value-type="float" office:value="12362">
            <text:p>12362</text:p>
          </table:table-cell>
          <table:table-cell office:value-type="float" office:value="19983">
            <text:p>19983</text:p>
          </table:table-cell>
          <table:table-cell office:value-type="float" office:value="119.625">
            <text:p>119.625</text:p>
          </table:table-cell>
          <table:table-cell office:value-type="float" office:value="273">
            <text:p>273</text:p>
          </table:table-cell>
          <table:table-cell office:value-type="float" office:value="362.75">
            <text:p>362.75</text:p>
          </table:table-cell>
          <table:table-cell office:value-type="float" office:value="0.0133153383793411">
            <text:p>0.0133153384</text:p>
          </table:table-cell>
          <table:table-cell office:value-type="float" office:value="0.022083805209513">
            <text:p>0.0220838052</text:p>
          </table:table-cell>
          <table:table-cell office:value-type="float" office:value="0.0181529299904919">
            <text:p>0.01815293</text:p>
          </table:table-cell>
          <table:table-cell office:value-type="float" office:value="1.04695118887056">
            <text:p>1.0469511889</text:p>
          </table:table-cell>
          <table:table-cell office:value-type="float" office:value="1.07824919936026">
            <text:p>1.0782491994</text:p>
          </table:table-cell>
          <table:table-cell office:value-type="float" office:value="1.06418113154651">
            <text:p>1.0641811315</text:p>
          </table:table-cell>
          <table:table-cell office:value-type="float" office:value="0">
            <text:p>0</text:p>
          </table:table-cell>
          <table:table-cell office:value-type="float" office:value="31.7324380470024">
            <text:p>31.732438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608">
            <text:p>13608</text:p>
          </table:table-cell>
          <table:table-cell office:value-type="float" office:value="19960">
            <text:p>19960</text:p>
          </table:table-cell>
          <table:table-cell office:value-type="float" office:value="174.5">
            <text:p>174.5</text:p>
          </table:table-cell>
          <table:table-cell office:value-type="float" office:value="95.75">
            <text:p>95.75</text:p>
          </table:table-cell>
          <table:table-cell office:value-type="float" office:value="70.5">
            <text:p>70.5</text:p>
          </table:table-cell>
          <table:table-cell office:value-type="float" office:value="0.0187513432194283">
            <text:p>0.0187513432</text:p>
          </table:table-cell>
          <table:table-cell office:value-type="float" office:value="0.00703630217519106">
            <text:p>0.0070363022</text:p>
          </table:table-cell>
          <table:table-cell office:value-type="float" office:value="0.00353206412825651">
            <text:p>0.0035320641</text:p>
          </table:table-cell>
          <table:table-cell office:value-type="float" office:value="1.06631886249816">
            <text:p>1.0663188625</text:p>
          </table:table-cell>
          <table:table-cell office:value-type="float" office:value="1.02472409632784">
            <text:p>1.0247240963</text:p>
          </table:table-cell>
          <table:table-cell office:value-type="float" office:value="1.01238667638383">
            <text:p>1.0123866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182">
            <text:p>9182</text:p>
          </table:table-cell>
          <table:table-cell office:value-type="float" office:value="13470">
            <text:p>13470</text:p>
          </table:table-cell>
          <table:table-cell office:value-type="float" office:value="19158">
            <text:p>19158</text:p>
          </table:table-cell>
          <table:table-cell office:value-type="float" office:value="59.5">
            <text:p>59.5</text:p>
          </table:table-cell>
          <table:table-cell office:value-type="float" office:value="157.25">
            <text:p>157.25</text:p>
          </table:table-cell>
          <table:table-cell office:value-type="float" office:value="250.25">
            <text:p>250.25</text:p>
          </table:table-cell>
          <table:table-cell office:value-type="float" office:value="0.00648006970159007">
            <text:p>0.0064800697</text:p>
          </table:table-cell>
          <table:table-cell office:value-type="float" office:value="0.0116740905716407">
            <text:p>0.0116740906</text:p>
          </table:table-cell>
          <table:table-cell office:value-type="float" office:value="0.0130624282284163">
            <text:p>0.0130624282</text:p>
          </table:table-cell>
          <table:table-cell office:value-type="float" office:value="1.02276254691011">
            <text:p>1.0227625469</text:p>
          </table:table-cell>
          <table:table-cell office:value-type="float" office:value="1.04112643440647">
            <text:p>1.0411264344</text:p>
          </table:table-cell>
          <table:table-cell office:value-type="float" office:value="1.04605292778065">
            <text:p>1.04605292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880">
            <text:p>8880</text:p>
          </table:table-cell>
          <table:table-cell office:value-type="float" office:value="13154">
            <text:p>13154</text:p>
          </table:table-cell>
          <table:table-cell office:value-type="float" office:value="19657">
            <text:p>19657</text:p>
          </table:table-cell>
          <table:table-cell office:value-type="float" office:value="56.375">
            <text:p>56.375</text:p>
          </table:table-cell>
          <table:table-cell office:value-type="float" office:value="156.25">
            <text:p>156.25</text:p>
          </table:table-cell>
          <table:table-cell office:value-type="float" office:value="295.625">
            <text:p>295.625</text:p>
          </table:table-cell>
          <table:table-cell office:value-type="float" office:value="0.00634853603603604">
            <text:p>0.006348536</text:p>
          </table:table-cell>
          <table:table-cell office:value-type="float" office:value="0.0118785160407481">
            <text:p>0.011878516</text:p>
          </table:table-cell>
          <table:table-cell office:value-type="float" office:value="0.0150391717963067">
            <text:p>0.0150391718</text:p>
          </table:table-cell>
          <table:table-cell office:value-type="float" office:value="1.02229887178934">
            <text:p>1.0222988718</text:p>
          </table:table-cell>
          <table:table-cell office:value-type="float" office:value="1.04185136046355">
            <text:p>1.0418513605</text:p>
          </table:table-cell>
          <table:table-cell office:value-type="float" office:value="1.05308040759618">
            <text:p>1.0530804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3716">
            <text:p>13716</text:p>
          </table:table-cell>
          <table:table-cell office:value-type="float" office:value="19387">
            <text:p>19387</text:p>
          </table:table-cell>
          <table:table-cell office:value-type="float" office:value="157.75">
            <text:p>157.75</text:p>
          </table:table-cell>
          <table:table-cell office:value-type="float" office:value="225.5">
            <text:p>225.5</text:p>
          </table:table-cell>
          <table:table-cell office:value-type="float" office:value="333.625">
            <text:p>333.625</text:p>
          </table:table-cell>
          <table:table-cell office:value-type="float" office:value="0.0168608379649423">
            <text:p>0.016860838</text:p>
          </table:table-cell>
          <table:table-cell office:value-type="float" office:value="0.0164406532516769">
            <text:p>0.0164406533</text:p>
          </table:table-cell>
          <table:table-cell office:value-type="float" office:value="0.017208696549234">
            <text:p>0.0172086965</text:p>
          </table:table-cell>
          <table:table-cell office:value-type="float" office:value="1.05957013707678">
            <text:p>1.0595701371</text:p>
          </table:table-cell>
          <table:table-cell office:value-type="float" office:value="1.05807206473638">
            <text:p>1.0580720647</text:p>
          </table:table-cell>
          <table:table-cell office:value-type="float" office:value="1.06081087082669">
            <text:p>1.0608108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271">
            <text:p>10271</text:p>
          </table:table-cell>
          <table:table-cell office:value-type="float" office:value="13726">
            <text:p>13726</text:p>
          </table:table-cell>
          <table:table-cell office:value-type="float" office:value="20142">
            <text:p>20142</text:p>
          </table:table-cell>
          <table:table-cell office:value-type="float" office:value="103.875">
            <text:p>103.875</text:p>
          </table:table-cell>
          <table:table-cell office:value-type="float" office:value="193">
            <text:p>193</text:p>
          </table:table-cell>
          <table:table-cell office:value-type="float" office:value="245.75">
            <text:p>245.75</text:p>
          </table:table-cell>
          <table:table-cell office:value-type="float" office:value="0.0101134261512998">
            <text:p>0.0101134262</text:p>
          </table:table-cell>
          <table:table-cell office:value-type="float" office:value="0.0140609063091942">
            <text:p>0.0140609063</text:p>
          </table:table-cell>
          <table:table-cell office:value-type="float" office:value="0.0122008737960481">
            <text:p>0.0122008738</text:p>
          </table:table-cell>
          <table:table-cell office:value-type="float" office:value="1.03559746305104">
            <text:p>1.0355974631</text:p>
          </table:table-cell>
          <table:table-cell office:value-type="float" office:value="1.0496006818912">
            <text:p>1.0496006819</text:p>
          </table:table-cell>
          <table:table-cell office:value-type="float" office:value="1.04299482647609">
            <text:p>1.0429948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20">
            <text:p>10220</text:p>
          </table:table-cell>
          <table:table-cell office:value-type="float" office:value="13492">
            <text:p>13492</text:p>
          </table:table-cell>
          <table:table-cell office:value-type="float" office:value="19879">
            <text:p>19879</text:p>
          </table:table-cell>
          <table:table-cell office:value-type="float" office:value="98.375">
            <text:p>98.375</text:p>
          </table:table-cell>
          <table:table-cell office:value-type="float" office:value="32.875">
            <text:p>32.875</text:p>
          </table:table-cell>
          <table:table-cell office:value-type="float" office:value="444.375">
            <text:p>444.375</text:p>
          </table:table-cell>
          <table:table-cell office:value-type="float" office:value="0.00962573385518591">
            <text:p>0.0096257339</text:p>
          </table:table-cell>
          <table:table-cell office:value-type="float" office:value="0.00243662911354877">
            <text:p>0.0024366291</text:p>
          </table:table-cell>
          <table:table-cell office:value-type="float" office:value="0.0223539916494793">
            <text:p>0.0223539916</text:p>
          </table:table-cell>
          <table:table-cell office:value-type="float" office:value="1.03387167180756">
            <text:p>1.0338716718</text:p>
          </table:table-cell>
          <table:table-cell office:value-type="float" office:value="1.00853983873384">
            <text:p>1.0085398387</text:p>
          </table:table-cell>
          <table:table-cell office:value-type="float" office:value="1.0792183846208">
            <text:p>1.0792183846</text:p>
          </table:table-cell>
          <table:table-cell table:number-columns-repeated="2" office:value-type="float" office:value="0">
            <text:p>0</text:p>
          </table:table-cell>
          <table:table-cell office:value-type="float" office:value="31.3530553714868">
            <text:p>31.353055371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10048">
            <text:p>10048</text:p>
          </table:table-cell>
          <table:table-cell office:value-type="float" office:value="13326">
            <text:p>13326</text:p>
          </table:table-cell>
          <table:table-cell office:value-type="float" office:value="21084">
            <text:p>21084</text:p>
          </table:table-cell>
          <table:table-cell office:value-type="float" office:value="123.25">
            <text:p>123.25</text:p>
          </table:table-cell>
          <table:table-cell office:value-type="float" office:value="143">
            <text:p>143</text:p>
          </table:table-cell>
          <table:table-cell office:value-type="float" office:value="650.375">
            <text:p>650.375</text:p>
          </table:table-cell>
          <table:table-cell office:value-type="float" office:value="0.012266122611465">
            <text:p>0.0122661226</text:p>
          </table:table-cell>
          <table:table-cell office:value-type="float" office:value="0.0107309019960979">
            <text:p>0.010730902</text:p>
          </table:table-cell>
          <table:table-cell office:value-type="float" office:value="0.0308468506924682">
            <text:p>0.0308468507</text:p>
          </table:table-cell>
          <table:table-cell office:value-type="float" office:value="1.04322632635741">
            <text:p>1.0432263264</text:p>
          </table:table-cell>
          <table:table-cell office:value-type="float" office:value="1.03778385541134">
            <text:p>1.0377838554</text:p>
          </table:table-cell>
          <table:table-cell office:value-type="float" office:value="1.10982897269102">
            <text:p>1.1098289727</text:p>
          </table:table-cell>
          <table:table-cell table:number-columns-repeated="2" office:value-type="float" office:value="0">
            <text:p>0</text:p>
          </table:table-cell>
          <table:table-cell office:value-type="float" office:value="22.8154167324294">
            <text:p>22.815416732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871">
            <text:p>13871</text:p>
          </table:table-cell>
          <table:table-cell office:value-type="float" office:value="21662">
            <text:p>21662</text:p>
          </table:table-cell>
          <table:table-cell office:value-type="float" office:value="128">
            <text:p>128</text:p>
          </table:table-cell>
          <table:table-cell office:value-type="float" office:value="171.125">
            <text:p>171.125</text:p>
          </table:table-cell>
          <table:table-cell office:value-type="float" office:value="879.25">
            <text:p>879.25</text:p>
          </table:table-cell>
          <table:table-cell office:value-type="float" office:value="0.0124344278220323">
            <text:p>0.0124344278</text:p>
          </table:table-cell>
          <table:table-cell office:value-type="float" office:value="0.0123368899142095">
            <text:p>0.0123368899</text:p>
          </table:table-cell>
          <table:table-cell office:value-type="float" office:value="0.0405895115871111">
            <text:p>0.0405895116</text:p>
          </table:table-cell>
          <table:table-cell office:value-type="float" office:value="1.04382354276783">
            <text:p>1.0438235428</text:p>
          </table:table-cell>
          <table:table-cell office:value-type="float" office:value="1.04347742445113">
            <text:p>1.0434774245</text:p>
          </table:table-cell>
          <table:table-cell office:value-type="float" office:value="1.14529240711861">
            <text:p>1.1452924071</text:p>
          </table:table-cell>
          <table:table-cell table:number-columns-repeated="2" office:value-type="float" office:value="0">
            <text:p>0</text:p>
          </table:table-cell>
          <table:table-cell office:value-type="float" office:value="17.4212776876725">
            <text:p>17.42127768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266">
            <text:p>10266</text:p>
          </table:table-cell>
          <table:table-cell office:value-type="float" office:value="14308">
            <text:p>14308</text:p>
          </table:table-cell>
          <table:table-cell office:value-type="float" office:value="21321">
            <text:p>21321</text:p>
          </table:table-cell>
          <table:table-cell office:value-type="float" office:value="72.875">
            <text:p>72.875</text:p>
          </table:table-cell>
          <table:table-cell office:value-type="float" office:value="195.75">
            <text:p>195.75</text:p>
          </table:table-cell>
          <table:table-cell office:value-type="float" office:value="982.875">
            <text:p>982.875</text:p>
          </table:table-cell>
          <table:table-cell office:value-type="float" office:value="0.00709867523865186">
            <text:p>0.0070986752</text:p>
          </table:table-cell>
          <table:table-cell office:value-type="float" office:value="0.0136811573944646">
            <text:p>0.0136811574</text:p>
          </table:table-cell>
          <table:table-cell office:value-type="float" office:value="0.0460989165611369">
            <text:p>0.0460989166</text:p>
          </table:table-cell>
          <table:table-cell office:value-type="float" office:value="1.02494413006796">
            <text:p>1.0249441301</text:p>
          </table:table-cell>
          <table:table-cell office:value-type="float" office:value="1.04825091205322">
            <text:p>1.0482509121</text:p>
          </table:table-cell>
          <table:table-cell office:value-type="float" office:value="1.16551142377588">
            <text:p>1.1655114238</text:p>
          </table:table-cell>
          <table:table-cell table:number-columns-repeated="2" office:value-type="float" office:value="0">
            <text:p>0</text:p>
          </table:table-cell>
          <table:table-cell office:value-type="float" office:value="15.3800544276034">
            <text:p>15.380054427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9">
            <text:p>369</text:p>
          </table:table-cell>
          <table:table-cell office:value-type="float" office:value="10012">
            <text:p>10012</text:p>
          </table:table-cell>
          <table:table-cell office:value-type="float" office:value="14056">
            <text:p>14056</text:p>
          </table:table-cell>
          <table:table-cell office:value-type="float" office:value="22396">
            <text:p>22396</text:p>
          </table:table-cell>
          <table:table-cell office:value-type="float" office:value="30.5">
            <text:p>30.5</text:p>
          </table:table-cell>
          <table:table-cell office:value-type="float" office:value="333.375">
            <text:p>333.375</text:p>
          </table:table-cell>
          <table:table-cell office:value-type="float" office:value="1231.5">
            <text:p>1231.5</text:p>
          </table:table-cell>
          <table:table-cell office:value-type="float" office:value="0.00304634438673592">
            <text:p>0.0030463444</text:p>
          </table:table-cell>
          <table:table-cell office:value-type="float" office:value="0.0237176294820717">
            <text:p>0.0237176295</text:p>
          </table:table-cell>
          <table:table-cell office:value-type="float" office:value="0.0549874977674585">
            <text:p>0.0549874978</text:p>
          </table:table-cell>
          <table:table-cell office:value-type="float" office:value="1.01068039457326">
            <text:p>1.0106803946</text:p>
          </table:table-cell>
          <table:table-cell office:value-type="float" office:value="1.08411425404582">
            <text:p>1.084114254</text:p>
          </table:table-cell>
          <table:table-cell office:value-type="float" office:value="1.19838254701113">
            <text:p>1.198382547</text:p>
          </table:table-cell>
          <table:table-cell office:value-type="float" office:value="0">
            <text:p>0</text:p>
          </table:table-cell>
          <table:table-cell office:value-type="float" office:value="29.5701968003693">
            <text:p>29.5701968004</text:p>
          </table:table-cell>
          <table:table-cell office:value-type="float" office:value="12.949023204109">
            <text:p>12.949023204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4806">
            <text:p>14806</text:p>
          </table:table-cell>
          <table:table-cell office:value-type="float" office:value="24593">
            <text:p>24593</text:p>
          </table:table-cell>
          <table:table-cell office:value-type="float" office:value="158.625">
            <text:p>158.625</text:p>
          </table:table-cell>
          <table:table-cell office:value-type="float" office:value="711.625">
            <text:p>711.625</text:p>
          </table:table-cell>
          <table:table-cell office:value-type="float" office:value="1212.375">
            <text:p>1212.375</text:p>
          </table:table-cell>
          <table:table-cell office:value-type="float" office:value="0.0160779444557065">
            <text:p>0.0160779445</text:p>
          </table:table-cell>
          <table:table-cell office:value-type="float" office:value="0.048063285154667">
            <text:p>0.0480632852</text:p>
          </table:table-cell>
          <table:table-cell office:value-type="float" office:value="0.0492975643475786">
            <text:p>0.0492975643</text:p>
          </table:table-cell>
          <table:table-cell office:value-type="float" office:value="1.0567794661789">
            <text:p>1.0567794662</text:p>
          </table:table-cell>
          <table:table-cell office:value-type="float" office:value="1.17274925362586">
            <text:p>1.1727492536</text:p>
          </table:table-cell>
          <table:table-cell office:value-type="float" office:value="1.17730476492371">
            <text:p>1.1773047649</text:p>
          </table:table-cell>
          <table:table-cell office:value-type="float" office:value="0">
            <text:p>0</text:p>
          </table:table-cell>
          <table:table-cell office:value-type="float" office:value="14.7654143996279">
            <text:p>14.7654143996</text:p>
          </table:table-cell>
          <table:table-cell office:value-type="float" office:value="14.4042693147542">
            <text:p>14.404269314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295">
            <text:p>15295</text:p>
          </table:table-cell>
          <table:table-cell office:value-type="float" office:value="26421">
            <text:p>26421</text:p>
          </table:table-cell>
          <table:table-cell office:value-type="float" office:value="116.25">
            <text:p>116.25</text:p>
          </table:table-cell>
          <table:table-cell office:value-type="float" office:value="582.375">
            <text:p>582.375</text:p>
          </table:table-cell>
          <table:table-cell office:value-type="float" office:value="1333.125">
            <text:p>1333.125</text:p>
          </table:table-cell>
          <table:table-cell office:value-type="float" office:value="0.0111994219653179">
            <text:p>0.011199422</text:p>
          </table:table-cell>
          <table:table-cell office:value-type="float" office:value="0.038076168682576">
            <text:p>0.0380761687</text:p>
          </table:table-cell>
          <table:table-cell office:value-type="float" office:value="0.0504570228227546">
            <text:p>0.0504570228</text:p>
          </table:table-cell>
          <table:table-cell office:value-type="float" office:value="1.03944381390123">
            <text:p>1.0394438139</text:p>
          </table:table-cell>
          <table:table-cell office:value-type="float" office:value="1.13610818784724">
            <text:p>1.1361081878</text:p>
          </table:table-cell>
          <table:table-cell office:value-type="float" office:value="1.18158956573783">
            <text:p>1.1815895657</text:p>
          </table:table-cell>
          <table:table-cell office:value-type="float" office:value="0">
            <text:p>0</text:p>
          </table:table-cell>
          <table:table-cell office:value-type="float" office:value="18.548641130084">
            <text:p>18.5486411301</text:p>
          </table:table-cell>
          <table:table-cell office:value-type="float" office:value="14.0811080470338">
            <text:p>14.08110804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358">
            <text:p>16358</text:p>
          </table:table-cell>
          <table:table-cell office:value-type="float" office:value="28005">
            <text:p>28005</text:p>
          </table:table-cell>
          <table:table-cell office:value-type="float" office:value="117">
            <text:p>117</text:p>
          </table:table-cell>
          <table:table-cell office:value-type="float" office:value="920.375">
            <text:p>920.375</text:p>
          </table:table-cell>
          <table:table-cell office:value-type="float" office:value="1565">
            <text:p>1565</text:p>
          </table:table-cell>
          <table:table-cell office:value-type="float" office:value="0.0108003323179175">
            <text:p>0.0108003323</text:p>
          </table:table-cell>
          <table:table-cell office:value-type="float" office:value="0.0562645188898398">
            <text:p>0.0562645189</text:p>
          </table:table-cell>
          <table:table-cell office:value-type="float" office:value="0.0558828780574897">
            <text:p>0.0558828781</text:p>
          </table:table-cell>
          <table:table-cell office:value-type="float" office:value="1.03802979158194">
            <text:p>1.0380297916</text:p>
          </table:table-cell>
          <table:table-cell office:value-type="float" office:value="1.20313058044281">
            <text:p>1.2031305804</text:p>
          </table:table-cell>
          <table:table-cell office:value-type="float" office:value="1.20171094947879">
            <text:p>1.2017109495</text:p>
          </table:table-cell>
          <table:table-cell office:value-type="float" office:value="0">
            <text:p>0</text:p>
          </table:table-cell>
          <table:table-cell office:value-type="float" office:value="12.6628486491875">
            <text:p>12.6628486492</text:p>
          </table:table-cell>
          <table:table-cell office:value-type="float" office:value="12.7470026257576">
            <text:p>12.747002625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210">
            <text:p>17210</text:p>
          </table:table-cell>
          <table:table-cell office:value-type="float" office:value="29731">
            <text:p>29731</text:p>
          </table:table-cell>
          <table:table-cell office:value-type="float" office:value="198.375">
            <text:p>198.375</text:p>
          </table:table-cell>
          <table:table-cell office:value-type="float" office:value="943.5">
            <text:p>943.5</text:p>
          </table:table-cell>
          <table:table-cell office:value-type="float" office:value="1598.625">
            <text:p>1598.625</text:p>
          </table:table-cell>
          <table:table-cell office:value-type="float" office:value="0.018956043956044">
            <text:p>0.018956044</text:p>
          </table:table-cell>
          <table:table-cell office:value-type="float" office:value="0.054822777454968">
            <text:p>0.0548227775</text:p>
          </table:table-cell>
          <table:table-cell office:value-type="float" office:value="0.0537696343883489">
            <text:p>0.0537696344</text:p>
          </table:table-cell>
          <table:table-cell office:value-type="float" office:value="1.06705044378698">
            <text:p>1.0670504438</text:p>
          </table:table-cell>
          <table:table-cell office:value-type="float" office:value="1.19777057347103">
            <text:p>1.1977705735</text:p>
          </table:table-cell>
          <table:table-cell office:value-type="float" office:value="1.19386042058044">
            <text:p>1.1938604206</text:p>
          </table:table-cell>
          <table:table-cell office:value-type="float" office:value="0">
            <text:p>0</text:p>
          </table:table-cell>
          <table:table-cell office:value-type="float" office:value="12.9869067849149">
            <text:p>12.9869067849</text:p>
          </table:table-cell>
          <table:table-cell office:value-type="float" office:value="13.2346010096392">
            <text:p>13.234601009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176">
            <text:p>11176</text:p>
          </table:table-cell>
          <table:table-cell office:value-type="float" office:value="18103">
            <text:p>18103</text:p>
          </table:table-cell>
          <table:table-cell office:value-type="float" office:value="30754">
            <text:p>30754</text:p>
          </table:table-cell>
          <table:table-cell office:value-type="float" office:value="411.5">
            <text:p>411.5</text:p>
          </table:table-cell>
          <table:table-cell office:value-type="float" office:value="820.5">
            <text:p>820.5</text:p>
          </table:table-cell>
          <table:table-cell office:value-type="float" office:value="1403.625">
            <text:p>1403.625</text:p>
          </table:table-cell>
          <table:table-cell office:value-type="float" office:value="0.0368199713672155">
            <text:p>0.0368199714</text:p>
          </table:table-cell>
          <table:table-cell office:value-type="float" office:value="0.0453239794509197">
            <text:p>0.0453239795</text:p>
          </table:table-cell>
          <table:table-cell office:value-type="float" office:value="0.0456404045002276">
            <text:p>0.0456404045</text:p>
          </table:table-cell>
          <table:table-cell office:value-type="float" office:value="1.13152709195656">
            <text:p>1.131527092</text:p>
          </table:table-cell>
          <table:table-cell office:value-type="float" office:value="1.16266028378022">
            <text:p>1.1626602838</text:p>
          </table:table-cell>
          <table:table-cell office:value-type="float" office:value="1.16382418693577">
            <text:p>1.1638241869</text:p>
          </table:table-cell>
          <table:table-cell office:value-type="float" office:value="19.1697897642737">
            <text:p>19.1697897643</text:p>
          </table:table-cell>
          <table:table-cell office:value-type="float" office:value="15.6371801152434">
            <text:p>15.6371801152</text:p>
          </table:table-cell>
          <table:table-cell office:value-type="float" office:value="15.5311350669746">
            <text:p>15.53113506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822">
            <text:p>18822</text:p>
          </table:table-cell>
          <table:table-cell office:value-type="float" office:value="32327">
            <text:p>32327</text:p>
          </table:table-cell>
          <table:table-cell office:value-type="float" office:value="465.5">
            <text:p>465.5</text:p>
          </table:table-cell>
          <table:table-cell office:value-type="float" office:value="614">
            <text:p>614</text:p>
          </table:table-cell>
          <table:table-cell office:value-type="float" office:value="996.5">
            <text:p>996.5</text:p>
          </table:table-cell>
          <table:table-cell office:value-type="float" office:value="0.0414736279401283">
            <text:p>0.0414736279</text:p>
          </table:table-cell>
          <table:table-cell office:value-type="float" office:value="0.0326214004887897">
            <text:p>0.0326214005</text:p>
          </table:table-cell>
          <table:table-cell office:value-type="float" office:value="0.0308256256380116">
            <text:p>0.0308256256</text:p>
          </table:table-cell>
          <table:table-cell office:value-type="float" office:value="1.1485290189469">
            <text:p>1.1485290189</text:p>
          </table:table-cell>
          <table:table-cell office:value-type="float" office:value="1.11626064701967">
            <text:p>1.116260647</text:p>
          </table:table-cell>
          <table:table-cell office:value-type="float" office:value="1.10975211935715">
            <text:p>1.1097521194</text:p>
          </table:table-cell>
          <table:table-cell office:value-type="float" office:value="17.0571886978402">
            <text:p>17.0571886978</text:p>
          </table:table-cell>
          <table:table-cell office:value-type="float" office:value="21.592954324063">
            <text:p>21.5929543241</text:p>
          </table:table-cell>
          <table:table-cell office:value-type="float" office:value="22.8308901029111">
            <text:p>22.83089010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636">
            <text:p>19636</text:p>
          </table:table-cell>
          <table:table-cell office:value-type="float" office:value="33841">
            <text:p>33841</text:p>
          </table:table-cell>
          <table:table-cell office:value-type="float" office:value="494.625">
            <text:p>494.625</text:p>
          </table:table-cell>
          <table:table-cell office:value-type="float" office:value="1060.25">
            <text:p>1060.25</text:p>
          </table:table-cell>
          <table:table-cell office:value-type="float" office:value="482">
            <text:p>482</text:p>
          </table:table-cell>
          <table:table-cell office:value-type="float" office:value="0.0440057829181495">
            <text:p>0.0440057829</text:p>
          </table:table-cell>
          <table:table-cell office:value-type="float" office:value="0.0539952128743125">
            <text:p>0.0539952129</text:p>
          </table:table-cell>
          <table:table-cell office:value-type="float" office:value="0.0142430779232292">
            <text:p>0.0142430779</text:p>
          </table:table-cell>
          <table:table-cell office:value-type="float" office:value="1.15781579771679">
            <text:p>1.1578157977</text:p>
          </table:table-cell>
          <table:table-cell office:value-type="float" office:value="1.19469759176624">
            <text:p>1.1946975918</text:p>
          </table:table-cell>
          <table:table-cell office:value-type="float" office:value="1.05024838865801">
            <text:p>1.0502483887</text:p>
          </table:table-cell>
          <table:table-cell office:value-type="float" office:value="16.0953609569061">
            <text:p>16.0953609569</text:p>
          </table:table-cell>
          <table:table-cell office:value-type="float" office:value="13.1807330564559">
            <text:p>13.1807330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570">
            <text:p>20570</text:p>
          </table:table-cell>
          <table:table-cell office:value-type="float" office:value="35185">
            <text:p>35185</text:p>
          </table:table-cell>
          <table:table-cell office:value-type="float" office:value="624.375">
            <text:p>624.375</text:p>
          </table:table-cell>
          <table:table-cell office:value-type="float" office:value="1124">
            <text:p>1124</text:p>
          </table:table-cell>
          <table:table-cell office:value-type="float" office:value="193.75">
            <text:p>193.75</text:p>
          </table:table-cell>
          <table:table-cell office:value-type="float" office:value="0.0532743174061433">
            <text:p>0.0532743174</text:p>
          </table:table-cell>
          <table:table-cell office:value-type="float" office:value="0.0546426835196889">
            <text:p>0.0546426835</text:p>
          </table:table-cell>
          <table:table-cell office:value-type="float" office:value="0.00550660792951542">
            <text:p>0.0055066079</text:p>
          </table:table-cell>
          <table:table-cell office:value-type="float" office:value="1.19202289059588">
            <text:p>1.1920228906</text:p>
          </table:table-cell>
          <table:table-cell office:value-type="float" office:value="1.19710160512889">
            <text:p>1.1971016051</text:p>
          </table:table-cell>
          <table:table-cell office:value-type="float" office:value="1.01933256030585">
            <text:p>1.0193325603</text:p>
          </table:table-cell>
          <table:table-cell office:value-type="float" office:value="13.3544824857517">
            <text:p>13.3544824858</text:p>
          </table:table-cell>
          <table:table-cell office:value-type="float" office:value="13.0285874134406">
            <text:p>13.0285874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20">
            <text:p>21720</text:p>
          </table:table-cell>
          <table:table-cell office:value-type="float" office:value="35822">
            <text:p>35822</text:p>
          </table:table-cell>
          <table:table-cell office:value-type="float" office:value="614.625">
            <text:p>614.625</text:p>
          </table:table-cell>
          <table:table-cell office:value-type="float" office:value="978.5">
            <text:p>978.5</text:p>
          </table:table-cell>
          <table:table-cell office:value-type="float" office:value="-82.125">
            <text:p>-82.125</text:p>
          </table:table-cell>
          <table:table-cell office:value-type="float" office:value="0.0467395437262357">
            <text:p>0.0467395437</text:p>
          </table:table-cell>
          <table:table-cell office:value-type="float" office:value="0.0450506445672192">
            <text:p>0.0450506446</text:p>
          </table:table-cell>
          <table:table-cell office:value-type="float" office:value="-0.00229258556194517">
            <text:p>-0.0022925856</text:p>
          </table:table-cell>
          <table:table-cell office:value-type="float" office:value="1.16787018953939">
            <text:p>1.1678701895</text:p>
          </table:table-cell>
          <table:table-cell office:value-type="float" office:value="1.16165519471407">
            <text:p>1.1616551947</text:p>
          </table:table-cell>
          <table:table-cell office:value-type="float" office:value="0.991986252192367">
            <text:p>0.9919862522</text:p>
          </table:table-cell>
          <table:table-cell office:value-type="float" office:value="15.1739296830442">
            <text:p>15.173929683</text:p>
          </table:table-cell>
          <table:table-cell office:value-type="float" office:value="15.7299831480833">
            <text:p>15.7299831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4104">
            <text:p>14104</text:p>
          </table:table-cell>
          <table:table-cell office:value-type="float" office:value="22739">
            <text:p>22739</text:p>
          </table:table-cell>
          <table:table-cell office:value-type="float" office:value="34393">
            <text:p>34393</text:p>
          </table:table-cell>
          <table:table-cell office:value-type="float" office:value="679.5">
            <text:p>679.5</text:p>
          </table:table-cell>
          <table:table-cell office:value-type="float" office:value="672.5">
            <text:p>672.5</text:p>
          </table:table-cell>
          <table:table-cell office:value-type="float" office:value="-162">
            <text:p>-162</text:p>
          </table:table-cell>
          <table:table-cell office:value-type="float" office:value="0.048177821894498">
            <text:p>0.0481778219</text:p>
          </table:table-cell>
          <table:table-cell office:value-type="float" office:value="0.0295747394344518">
            <text:p>0.0295747394</text:p>
          </table:table-cell>
          <table:table-cell office:value-type="float" office:value="-0.00471026080888553">
            <text:p>-0.0047102608</text:p>
          </table:table-cell>
          <table:table-cell office:value-type="float" office:value="1.17317173757484">
            <text:p>1.1731717376</text:p>
          </table:table-cell>
          <table:table-cell office:value-type="float" office:value="1.10522593183731">
            <text:p>1.1052259318</text:p>
          </table:table-cell>
          <table:table-cell office:value-type="float" office:value="0.983557572820401">
            <text:p>0.9835575728</text:p>
          </table:table-cell>
          <table:table-cell office:value-type="float" office:value="14.7311226531114">
            <text:p>14.7311226531</text:p>
          </table:table-cell>
          <table:table-cell office:value-type="float" office:value="23.7820257552343">
            <text:p>23.7820257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82">
            <text:p>22982</text:p>
          </table:table-cell>
          <table:table-cell office:value-type="float" office:value="32611">
            <text:p>32611</text:p>
          </table:table-cell>
          <table:table-cell office:value-type="float" office:value="787">
            <text:p>787</text:p>
          </table:table-cell>
          <table:table-cell office:value-type="float" office:value="327.25">
            <text:p>327.25</text:p>
          </table:table-cell>
          <table:table-cell office:value-type="float" office:value="487.5">
            <text:p>487.5</text:p>
          </table:table-cell>
          <table:table-cell office:value-type="float" office:value="0.053211629479378">
            <text:p>0.0532116295</text:p>
          </table:table-cell>
          <table:table-cell office:value-type="float" office:value="0.0142394047515447">
            <text:p>0.0142394048</text:p>
          </table:table-cell>
          <table:table-cell office:value-type="float" office:value="0.014948943607985">
            <text:p>0.0149489436</text:p>
          </table:table-cell>
          <table:table-cell office:value-type="float" office:value="1.19179039910105">
            <text:p>1.1917903991</text:p>
          </table:table-cell>
          <table:table-cell office:value-type="float" office:value="1.05023532749986">
            <text:p>1.0502353275</text:p>
          </table:table-cell>
          <table:table-cell office:value-type="float" office:value="1.05275930562134">
            <text:p>1.0527593056</text:p>
          </table:table-cell>
          <table:table-cell office:value-type="float" office:value="13.3698139029104">
            <text:p>13.36981390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484">
            <text:p>22484</text:p>
          </table:table-cell>
          <table:table-cell office:value-type="float" office:value="34800">
            <text:p>34800</text:p>
          </table:table-cell>
          <table:table-cell office:value-type="float" office:value="818.125">
            <text:p>818.125</text:p>
          </table:table-cell>
          <table:table-cell office:value-type="float" office:value="-825.875">
            <text:p>-825.875</text:p>
          </table:table-cell>
          <table:table-cell office:value-type="float" office:value="189.75">
            <text:p>189.75</text:p>
          </table:table-cell>
          <table:table-cell office:value-type="float" office:value="0.0529188227684347">
            <text:p>0.0529188228</text:p>
          </table:table-cell>
          <table:table-cell office:value-type="float" office:value="-0.0367316758583882">
            <text:p>-0.0367316759</text:p>
          </table:table-cell>
          <table:table-cell office:value-type="float" office:value="0.00545258620689655">
            <text:p>0.0054525862</text:p>
          </table:table-cell>
          <table:table-cell office:value-type="float" office:value="1.19070466722379">
            <text:p>1.1907046672</text:p>
          </table:table-cell>
          <table:table-cell office:value-type="float" office:value="0.874083597877918">
            <text:p>0.8740835979</text:p>
          </table:table-cell>
          <table:table-cell office:value-type="float" office:value="1.01914232388897">
            <text:p>1.0191423239</text:p>
          </table:table-cell>
          <table:table-cell office:value-type="float" office:value="13.4419058086535">
            <text:p>13.4419058087</text:p>
          </table:table-cell>
          <table:table-cell office:value-type="float" office:value="-18.5218217410044">
            <text:p>-18.521821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808">
            <text:p>21808</text:p>
          </table:table-cell>
          <table:table-cell office:value-type="float" office:value="34740">
            <text:p>34740</text:p>
          </table:table-cell>
          <table:table-cell office:value-type="float" office:value="718.75">
            <text:p>718.75</text:p>
          </table:table-cell>
          <table:table-cell office:value-type="float" office:value="-1060.625">
            <text:p>-1060.625</text:p>
          </table:table-cell>
          <table:table-cell office:value-type="float" office:value="-50.75">
            <text:p>-50.75</text:p>
          </table:table-cell>
          <table:table-cell office:value-type="float" office:value="0.0442743624491807">
            <text:p>0.0442743624</text:p>
          </table:table-cell>
          <table:table-cell office:value-type="float" office:value="-0.048634675348496">
            <text:p>-0.0486346753</text:p>
          </table:table-cell>
          <table:table-cell office:value-type="float" office:value="-0.0014608520437536">
            <text:p>-0.001460852</text:p>
          </table:table-cell>
          <table:table-cell office:value-type="float" office:value="1.15880229814588">
            <text:p>1.1588022981</text:p>
          </table:table-cell>
          <table:table-cell office:value-type="float" office:value="0.834414686306921">
            <text:p>0.8344146863</text:p>
          </table:table-cell>
          <table:table-cell office:value-type="float" office:value="0.994891200660702">
            <text:p>0.9948912007</text:p>
          </table:table-cell>
          <table:table-cell office:value-type="float" office:value="15.9997948654879">
            <text:p>15.9997948655</text:p>
          </table:table-cell>
          <table:table-cell office:value-type="float" office:value="-13.9026656668719">
            <text:p>-13.9026656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60">
            <text:p>16660</text:p>
          </table:table-cell>
          <table:table-cell office:value-type="float" office:value="22485">
            <text:p>22485</text:p>
          </table:table-cell>
          <table:table-cell office:value-type="float" office:value="33074">
            <text:p>33074</text:p>
          </table:table-cell>
          <table:table-cell office:value-type="float" office:value="443.5">
            <text:p>443.5</text:p>
          </table:table-cell>
          <table:table-cell office:value-type="float" office:value="-178.75">
            <text:p>-178.75</text:p>
          </table:table-cell>
          <table:table-cell office:value-type="float" office:value="-229.5">
            <text:p>-229.5</text:p>
          </table:table-cell>
          <table:table-cell office:value-type="float" office:value="0.0266206482593037">
            <text:p>0.0266206483</text:p>
          </table:table-cell>
          <table:table-cell office:value-type="float" office:value="-0.00794974427396042">
            <text:p>-0.0079497443</text:p>
          </table:table-cell>
          <table:table-cell office:value-type="float" office:value="-0.00693898530567818">
            <text:p>-0.0069389853</text:p>
          </table:table-cell>
          <table:table-cell office:value-type="float" office:value="1.0945612403785">
            <text:p>1.0945612404</text:p>
          </table:table-cell>
          <table:table-cell office:value-type="float" office:value="0.97229976397182">
            <text:p>0.972299764</text:p>
          </table:table-cell>
          <table:table-cell office:value-type="float" office:value="0.975807924483588">
            <text:p>0.9758079245</text:p>
          </table:table-cell>
          <table:table-cell office:value-type="float" office:value="26.3830087623469">
            <text:p>26.3830087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5931">
            <text:p>15931</text:p>
          </table:table-cell>
          <table:table-cell office:value-type="float" office:value="22144">
            <text:p>22144</text:p>
          </table:table-cell>
          <table:table-cell office:value-type="float" office:value="32043">
            <text:p>32043</text:p>
          </table:table-cell>
          <table:table-cell office:value-type="float" office:value="-414.5">
            <text:p>-414.5</text:p>
          </table:table-cell>
          <table:table-cell office:value-type="float" office:value="324">
            <text:p>324</text:p>
          </table:table-cell>
          <table:table-cell office:value-type="float" office:value="489.25">
            <text:p>489.25</text:p>
          </table:table-cell>
          <table:table-cell office:value-type="float" office:value="-0.0260184545853995">
            <text:p>-0.0260184546</text:p>
          </table:table-cell>
          <table:table-cell office:value-type="float" office:value="0.0146315028901734">
            <text:p>0.0146315029</text:p>
          </table:table-cell>
          <table:table-cell office:value-type="float" office:value="0.0152685453921293">
            <text:p>0.0152685454</text:p>
          </table:table-cell>
          <table:table-cell office:value-type="float" office:value="0.910262250509966">
            <text:p>0.9102622505</text:p>
          </table:table-cell>
          <table:table-cell office:value-type="float" office:value="1.05162985863418">
            <text:p>1.0516298586</text:p>
          </table:table-cell>
          <table:table-cell office:value-type="float" office:value="1.0538968406901">
            <text:p>1.0538968407</text:p>
          </table:table-cell>
          <table:table-cell office:value-type="float" office:value="-26.2925013135047">
            <text:p>-26.2925013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14742">
            <text:p>14742</text:p>
          </table:table-cell>
          <table:table-cell office:value-type="float" office:value="21858">
            <text:p>21858</text:p>
          </table:table-cell>
          <table:table-cell office:value-type="float" office:value="33301">
            <text:p>33301</text:p>
          </table:table-cell>
          <table:table-cell office:value-type="float" office:value="-215.625">
            <text:p>-215.625</text:p>
          </table:table-cell>
          <table:table-cell office:value-type="float" office:value="-823.5">
            <text:p>-823.5</text:p>
          </table:table-cell>
          <table:table-cell office:value-type="float" office:value="140">
            <text:p>140</text:p>
          </table:table-cell>
          <table:table-cell office:value-type="float" office:value="-0.0146265771265771">
            <text:p>-0.0146265771</text:p>
          </table:table-cell>
          <table:table-cell office:value-type="float" office:value="-0.037674993137524">
            <text:p>-0.0376749931</text:p>
          </table:table-cell>
          <table:table-cell office:value-type="float" office:value="0.00420407795561695">
            <text:p>0.004204078</text:p>
          </table:table-cell>
          <table:table-cell office:value-type="float" office:value="0.949226296103522">
            <text:p>0.9492262961</text:p>
          </table:table-cell>
          <table:table-cell office:value-type="float" office:value="0.870919558030174">
            <text:p>0.870919558</text:p>
          </table:table-cell>
          <table:table-cell office:value-type="float" office:value="1.01474891441672">
            <text:p>1.0147489144</text:p>
          </table:table-cell>
          <table:table-cell office:value-type="float" office:value="0">
            <text:p>0</text:p>
          </table:table-cell>
          <table:table-cell office:value-type="float" office:value="-18.0492787369875">
            <text:p>-18.049278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3376">
            <text:p>13376</text:p>
          </table:table-cell>
          <table:table-cell office:value-type="float" office:value="21434">
            <text:p>21434</text:p>
          </table:table-cell>
          <table:table-cell office:value-type="float" office:value="33765">
            <text:p>33765</text:p>
          </table:table-cell>
          <table:table-cell office:value-type="float" office:value="-461.625">
            <text:p>-461.625</text:p>
          </table:table-cell>
          <table:table-cell office:value-type="float" office:value="-1054.375">
            <text:p>-1054.375</text:p>
          </table:table-cell>
          <table:table-cell office:value-type="float" office:value="-76.875">
            <text:p>-76.875</text:p>
          </table:table-cell>
          <table:table-cell office:value-type="float" office:value="-0.0345114383971292">
            <text:p>-0.0345114384</text:p>
          </table:table-cell>
          <table:table-cell office:value-type="float" office:value="-0.0491917047681254">
            <text:p>-0.0491917048</text:p>
          </table:table-cell>
          <table:table-cell office:value-type="float" office:value="-0.0022767658818303">
            <text:p>-0.0022767659</text:p>
          </table:table-cell>
          <table:table-cell office:value-type="float" office:value="0.881544402795316">
            <text:p>0.8815444028</text:p>
          </table:table-cell>
          <table:table-cell office:value-type="float" office:value="0.83257188799483">
            <text:p>0.832571888</text:p>
          </table:table-cell>
          <table:table-cell office:value-type="float" office:value="0.99204147939284">
            <text:p>0.9920414794</text:p>
          </table:table-cell>
          <table:table-cell office:value-type="float" office:value="-19.7359614146964">
            <text:p>-19.7359614147</text:p>
          </table:table-cell>
          <table:table-cell office:value-type="float" office:value="-13.7412458998805">
            <text:p>-13.7412458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1960">
            <text:p>11960</text:p>
          </table:table-cell>
          <table:table-cell office:value-type="float" office:value="21319">
            <text:p>21319</text:p>
          </table:table-cell>
          <table:table-cell office:value-type="float" office:value="32042">
            <text:p>32042</text:p>
          </table:table-cell>
          <table:table-cell office:value-type="float" office:value="-581.625">
            <text:p>-581.625</text:p>
          </table:table-cell>
          <table:table-cell office:value-type="float" office:value="-1104.875">
            <text:p>-1104.875</text:p>
          </table:table-cell>
          <table:table-cell office:value-type="float" office:value="-145.125">
            <text:p>-145.125</text:p>
          </table:table-cell>
          <table:table-cell office:value-type="float" office:value="-0.0486308528428094">
            <text:p>-0.0486308528</text:p>
          </table:table-cell>
          <table:table-cell office:value-type="float" office:value="-0.0518258361086355">
            <text:p>-0.0518258361</text:p>
          </table:table-cell>
          <table:table-cell office:value-type="float" office:value="-0.00452921165969665">
            <text:p>-0.0045292117</text:p>
          </table:table-cell>
          <table:table-cell office:value-type="float" office:value="0.834427336352676">
            <text:p>0.8344273364</text:p>
          </table:table-cell>
          <table:table-cell office:value-type="float" office:value="0.82387397150496">
            <text:p>0.8238739715</text:p>
          </table:table-cell>
          <table:table-cell office:value-type="float" office:value="0.984187966157248">
            <text:p>0.9841879662</text:p>
          </table:table-cell>
          <table:table-cell office:value-type="float" office:value="-13.9037861508394">
            <text:p>-13.9037861508</text:p>
          </table:table-cell>
          <table:table-cell office:value-type="float" office:value="-13.0249015398876">
            <text:p>-13.0249015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0764">
            <text:p>10764</text:p>
          </table:table-cell>
          <table:table-cell office:value-type="float" office:value="20031">
            <text:p>20031</text:p>
          </table:table-cell>
          <table:table-cell office:value-type="float" office:value="30193">
            <text:p>30193</text:p>
          </table:table-cell>
          <table:table-cell office:value-type="float" office:value="-368.875">
            <text:p>-368.875</text:p>
          </table:table-cell>
          <table:table-cell office:value-type="float" office:value="-497.75">
            <text:p>-497.75</text:p>
          </table:table-cell>
          <table:table-cell office:value-type="float" office:value="-569.375">
            <text:p>-569.375</text:p>
          </table:table-cell>
          <table:table-cell office:value-type="float" office:value="-0.0342693236714976">
            <text:p>-0.0342693237</text:p>
          </table:table-cell>
          <table:table-cell office:value-type="float" office:value="-0.0248489840746842">
            <text:p>-0.0248489841</text:p>
          </table:table-cell>
          <table:table-cell office:value-type="float" office:value="-0.0188578478455271">
            <text:p>-0.0188578478</text:p>
          </table:table-cell>
          <table:table-cell office:value-type="float" office:value="0.882359164777766">
            <text:p>0.8823591648</text:p>
          </table:table-cell>
          <table:table-cell office:value-type="float" office:value="0.914238800877311">
            <text:p>0.9142388009</text:p>
          </table:table-cell>
          <table:table-cell office:value-type="float" office:value="0.934694544654371">
            <text:p>0.9346945447</text:p>
          </table:table-cell>
          <table:table-cell office:value-type="float" office:value="-19.8778744841923">
            <text:p>-19.8778744842</text:p>
          </table:table-cell>
          <table:table-cell office:value-type="float" office:value="-27.5463600466144">
            <text:p>-27.546360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1730">
            <text:p>11730</text:p>
          </table:table-cell>
          <table:table-cell office:value-type="float" office:value="18739">
            <text:p>18739</text:p>
          </table:table-cell>
          <table:table-cell office:value-type="float" office:value="29442">
            <text:p>29442</text:p>
          </table:table-cell>
          <table:table-cell office:value-type="float" office:value="-100">
            <text:p>-100</text:p>
          </table:table-cell>
          <table:table-cell office:value-type="float" office:value="-538.25">
            <text:p>-538.25</text:p>
          </table:table-cell>
          <table:table-cell office:value-type="float" office:value="-1051.625">
            <text:p>-1051.625</text:p>
          </table:table-cell>
          <table:table-cell office:value-type="float" office:value="-0.00852514919011083">
            <text:p>-0.0085251492</text:p>
          </table:table-cell>
          <table:table-cell office:value-type="float" office:value="-0.0287235177971076">
            <text:p>-0.0287235178</text:p>
          </table:table-cell>
          <table:table-cell office:value-type="float" office:value="-0.0357185313497724">
            <text:p>-0.0357185313</text:p>
          </table:table-cell>
          <table:table-cell office:value-type="float" office:value="0.970304427045291">
            <text:p>0.970304427</text:p>
          </table:table-cell>
          <table:table-cell office:value-type="float" office:value="0.901084767040419">
            <text:p>0.901084767</text:p>
          </table:table-cell>
          <table:table-cell office:value-type="float" office:value="0.877485734700094">
            <text:p>0.8774857347</text:p>
          </table:table-cell>
          <table:table-cell office:value-type="float" office:value="0">
            <text:p>0</text:p>
          </table:table-cell>
          <table:table-cell office:value-type="float" office:value="-23.7834383432037">
            <text:p>-23.7834383432</text:p>
          </table:table-cell>
          <table:table-cell office:value-type="float" office:value="-19.0571396595293">
            <text:p>-19.057139659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1440">
            <text:p>11440</text:p>
          </table:table-cell>
          <table:table-cell office:value-type="float" office:value="17346">
            <text:p>17346</text:p>
          </table:table-cell>
          <table:table-cell office:value-type="float" office:value="28374">
            <text:p>28374</text:p>
          </table:table-cell>
          <table:table-cell office:value-type="float" office:value="-540">
            <text:p>-540</text:p>
          </table:table-cell>
          <table:table-cell office:value-type="float" office:value="89.25">
            <text:p>89.25</text:p>
          </table:table-cell>
          <table:table-cell office:value-type="float" office:value="-1403.625">
            <text:p>-1403.625</text:p>
          </table:table-cell>
          <table:table-cell office:value-type="float" office:value="-0.0472027972027972">
            <text:p>-0.0472027972</text:p>
          </table:table-cell>
          <table:table-cell office:value-type="float" office:value="0.0051452784503632">
            <text:p>0.0051452785</text:p>
          </table:table-cell>
          <table:table-cell office:value-type="float" office:value="-0.0494687037428632">
            <text:p>-0.0494687037</text:p>
          </table:table-cell>
          <table:table-cell office:value-type="float" office:value="0.839157293755196">
            <text:p>0.8391572938</text:p>
          </table:table-cell>
          <table:table-cell office:value-type="float" office:value="1.01806036340132">
            <text:p>1.0180603634</text:p>
          </table:table-cell>
          <table:table-cell office:value-type="float" office:value="0.831655956093977">
            <text:p>0.8316559561</text:p>
          </table:table-cell>
          <table:table-cell office:value-type="float" office:value="-14.3350849091358">
            <text:p>-14.3350849091</text:p>
          </table:table-cell>
          <table:table-cell office:value-type="float" office:value="0">
            <text:p>0</text:p>
          </table:table-cell>
          <table:table-cell office:value-type="float" office:value="-13.6623283058624">
            <text:p>-13.662328305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0764">
            <text:p>10764</text:p>
          </table:table-cell>
          <table:table-cell office:value-type="float" office:value="17661">
            <text:p>17661</text:p>
          </table:table-cell>
          <table:table-cell office:value-type="float" office:value="29039">
            <text:p>29039</text:p>
          </table:table-cell>
          <table:table-cell office:value-type="float" office:value="-507">
            <text:p>-507</text:p>
          </table:table-cell>
          <table:table-cell office:value-type="float" office:value="-523.875">
            <text:p>-523.875</text:p>
          </table:table-cell>
          <table:table-cell office:value-type="float" office:value="-1188.25">
            <text:p>-1188.25</text:p>
          </table:table-cell>
          <table:table-cell office:value-type="float" office:value="-0.0471014492753623">
            <text:p>-0.0471014493</text:p>
          </table:table-cell>
          <table:table-cell office:value-type="float" office:value="-0.0296628163750637">
            <text:p>-0.0296628164</text:p>
          </table:table-cell>
          <table:table-cell office:value-type="float" office:value="-0.0409191087847378">
            <text:p>-0.0409191088</text:p>
          </table:table-cell>
          <table:table-cell office:value-type="float" office:value="0.839493278722957">
            <text:p>0.8394932787</text:p>
          </table:table-cell>
          <table:table-cell office:value-type="float" office:value="0.897904712730867">
            <text:p>0.8979047127</text:p>
          </table:table-cell>
          <table:table-cell office:value-type="float" office:value="0.860064891242343">
            <text:p>0.8600648912</text:p>
          </table:table-cell>
          <table:table-cell office:value-type="float" office:value="-14.3666875048724">
            <text:p>-14.3666875049</text:p>
          </table:table-cell>
          <table:table-cell office:value-type="float" office:value="-23.0192315821559">
            <text:p>-23.0192315822</text:p>
          </table:table-cell>
          <table:table-cell office:value-type="float" office:value="-16.5904627714988">
            <text:p>-16.59046277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1400">
            <text:p>11400</text:p>
          </table:table-cell>
          <table:table-cell office:value-type="float" office:value="17724">
            <text:p>17724</text:p>
          </table:table-cell>
          <table:table-cell office:value-type="float" office:value="27488">
            <text:p>27488</text:p>
          </table:table-cell>
          <table:table-cell office:value-type="float" office:value="-381.875">
            <text:p>-381.875</text:p>
          </table:table-cell>
          <table:table-cell office:value-type="float" office:value="-342.25">
            <text:p>-342.25</text:p>
          </table:table-cell>
          <table:table-cell office:value-type="float" office:value="-885.125">
            <text:p>-885.125</text:p>
          </table:table-cell>
          <table:table-cell office:value-type="float" office:value="-0.0334978070175439">
            <text:p>-0.033497807</text:p>
          </table:table-cell>
          <table:table-cell office:value-type="float" office:value="-0.0193099751749041">
            <text:p>-0.0193099752</text:p>
          </table:table-cell>
          <table:table-cell office:value-type="float" office:value="-0.0322004147264261">
            <text:p>-0.0322004147</text:p>
          </table:table-cell>
          <table:table-cell office:value-type="float" office:value="0.884956997465566">
            <text:p>0.8849569975</text:p>
          </table:table-cell>
          <table:table-cell office:value-type="float" office:value="0.933145922164696">
            <text:p>0.9331459222</text:p>
          </table:table-cell>
          <table:table-cell office:value-type="float" office:value="0.889330807206274">
            <text:p>0.8893308072</text:p>
          </table:table-cell>
          <table:table-cell office:value-type="float" office:value="-20.3437735660119">
            <text:p>-20.343773566</text:p>
          </table:table-cell>
          <table:table-cell office:value-type="float" office:value="0">
            <text:p>0</text:p>
          </table:table-cell>
          <table:table-cell office:value-type="float" office:value="-21.1775685762938">
            <text:p>-21.177568576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49">
            <text:p>649</text:p>
          </table:table-cell>
          <table:table-cell office:value-type="float" office:value="12420">
            <text:p>12420</text:p>
          </table:table-cell>
          <table:table-cell office:value-type="float" office:value="18133">
            <text:p>18133</text:p>
          </table:table-cell>
          <table:table-cell office:value-type="float" office:value="26240">
            <text:p>26240</text:p>
          </table:table-cell>
          <table:table-cell office:value-type="float" office:value="-239.375">
            <text:p>-239.375</text:p>
          </table:table-cell>
          <table:table-cell office:value-type="float" office:value="-601">
            <text:p>-601</text:p>
          </table:table-cell>
          <table:table-cell office:value-type="float" office:value="-215.25">
            <text:p>-215.25</text:p>
          </table:table-cell>
          <table:table-cell office:value-type="float" office:value="-0.0192733494363929">
            <text:p>-0.0192733494</text:p>
          </table:table-cell>
          <table:table-cell office:value-type="float" office:value="-0.033143991617493">
            <text:p>-0.0331439916</text:p>
          </table:table-cell>
          <table:table-cell office:value-type="float" office:value="-0.008203125">
            <text:p>-0.008203125</text:p>
          </table:table-cell>
          <table:table-cell office:value-type="float" office:value="0.93327134248968">
            <text:p>0.9332713425</text:p>
          </table:table-cell>
          <table:table-cell office:value-type="float" office:value="0.886149136732242">
            <text:p>0.8861491367</text:p>
          </table:table-cell>
          <table:table-cell office:value-type="float" office:value="0.971420953369141">
            <text:p>0.9714209534</text:p>
          </table:table-cell>
          <table:table-cell office:value-type="float" office:value="0">
            <text:p>0</text:p>
          </table:table-cell>
          <table:table-cell office:value-type="float" office:value="-20.5646872246625">
            <text:p>-20.5646872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0836">
            <text:p>10836</text:p>
          </table:table-cell>
          <table:table-cell office:value-type="float" office:value="16820">
            <text:p>16820</text:p>
          </table:table-cell>
          <table:table-cell office:value-type="float" office:value="26292">
            <text:p>26292</text:p>
          </table:table-cell>
          <table:table-cell office:value-type="float" office:value="-737.25">
            <text:p>-737.25</text:p>
          </table:table-cell>
          <table:table-cell office:value-type="float" office:value="-564">
            <text:p>-564</text:p>
          </table:table-cell>
          <table:table-cell office:value-type="float" office:value="110.25">
            <text:p>110.25</text:p>
          </table:table-cell>
          <table:table-cell office:value-type="float" office:value="-0.0680370985603544">
            <text:p>-0.0680370986</text:p>
          </table:table-cell>
          <table:table-cell office:value-type="float" office:value="-0.0335315101070155">
            <text:p>-0.0335315101</text:p>
          </table:table-cell>
          <table:table-cell office:value-type="float" office:value="0.00419329073482428">
            <text:p>0.0041932907</text:p>
          </table:table-cell>
          <table:table-cell office:value-type="float" office:value="0.770943086728562">
            <text:p>0.7709430867</text:p>
          </table:table-cell>
          <table:table-cell office:value-type="float" office:value="0.884843464478757">
            <text:p>0.8848434645</text:p>
          </table:table-cell>
          <table:table-cell office:value-type="float" office:value="1.01471098159877">
            <text:p>1.0147109816</text:p>
          </table:table-cell>
          <table:table-cell office:value-type="float" office:value="-9.83713945798537">
            <text:p>-9.837139458</text:p>
          </table:table-cell>
          <table:table-cell office:value-type="float" office:value="-20.3229733549472">
            <text:p>-20.3229733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0944">
            <text:p>10944</text:p>
          </table:table-cell>
          <table:table-cell office:value-type="float" office:value="16880">
            <text:p>16880</text:p>
          </table:table-cell>
          <table:table-cell office:value-type="float" office:value="26292">
            <text:p>26292</text:p>
          </table:table-cell>
          <table:table-cell office:value-type="float" office:value="-592.625">
            <text:p>-592.625</text:p>
          </table:table-cell>
          <table:table-cell office:value-type="float" office:value="-605">
            <text:p>-605</text:p>
          </table:table-cell>
          <table:table-cell office:value-type="float" office:value="252">
            <text:p>252</text:p>
          </table:table-cell>
          <table:table-cell office:value-type="float" office:value="-0.0541506761695906">
            <text:p>-0.0541506762</text:p>
          </table:table-cell>
          <table:table-cell office:value-type="float" office:value="-0.0358412322274882">
            <text:p>-0.0358412322</text:p>
          </table:table-cell>
          <table:table-cell office:value-type="float" office:value="0.00958466453674121">
            <text:p>0.0095846645</text:p>
          </table:table-cell>
          <table:table-cell office:value-type="float" office:value="0.816219933036496">
            <text:p>0.816219933</text:p>
          </table:table-cell>
          <table:table-cell office:value-type="float" office:value="0.877073491301858">
            <text:p>0.8770734913</text:p>
          </table:table-cell>
          <table:table-cell office:value-type="float" office:value="1.03372638283539">
            <text:p>1.0337263828</text:p>
          </table:table-cell>
          <table:table-cell office:value-type="float" office:value="-12.4505529468872">
            <text:p>-12.4505529469</text:p>
          </table:table-cell>
          <table:table-cell office:value-type="float" office:value="-18.9906973607588">
            <text:p>-18.9906973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1214">
            <text:p>11214</text:p>
          </table:table-cell>
          <table:table-cell office:value-type="float" office:value="17409">
            <text:p>17409</text:p>
          </table:table-cell>
          <table:table-cell office:value-type="float" office:value="26964">
            <text:p>26964</text:p>
          </table:table-cell>
          <table:table-cell office:value-type="float" office:value="-411.5">
            <text:p>-411.5</text:p>
          </table:table-cell>
          <table:table-cell office:value-type="float" office:value="97.125">
            <text:p>97.125</text:p>
          </table:table-cell>
          <table:table-cell office:value-type="float" office:value="315">
            <text:p>315</text:p>
          </table:table-cell>
          <table:table-cell office:value-type="float" office:value="-0.0366952024255395">
            <text:p>-0.0366952024</text:p>
          </table:table-cell>
          <table:table-cell office:value-type="float" office:value="0.00557901085645356">
            <text:p>0.0055790109</text:p>
          </table:table-cell>
          <table:table-cell office:value-type="float" office:value="0.0116822429906542">
            <text:p>0.011682243</text:p>
          </table:table-cell>
          <table:table-cell office:value-type="float" office:value="0.874206005757472">
            <text:p>0.8742060058</text:p>
          </table:table-cell>
          <table:table-cell office:value-type="float" office:value="1.01958754370737">
            <text:p>1.0195875437</text:p>
          </table:table-cell>
          <table:table-cell office:value-type="float" office:value="1.04115534107782">
            <text:p>1.0411553411</text:p>
          </table:table-cell>
          <table:table-cell office:value-type="float" office:value="-18.5405804395672">
            <text:p>-18.54058043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10296">
            <text:p>10296</text:p>
          </table:table-cell>
          <table:table-cell office:value-type="float" office:value="16700">
            <text:p>16700</text:p>
          </table:table-cell>
          <table:table-cell office:value-type="float" office:value="26240">
            <text:p>26240</text:p>
          </table:table-cell>
          <table:table-cell office:value-type="float" office:value="-382.125">
            <text:p>-382.125</text:p>
          </table:table-cell>
          <table:table-cell office:value-type="float" office:value="-166">
            <text:p>-166</text:p>
          </table:table-cell>
          <table:table-cell office:value-type="float" office:value="-215.25">
            <text:p>-215.25</text:p>
          </table:table-cell>
          <table:table-cell office:value-type="float" office:value="-0.0371139277389277">
            <text:p>-0.0371139277</text:p>
          </table:table-cell>
          <table:table-cell office:value-type="float" office:value="-0.00994011976047904">
            <text:p>-0.0099401198</text:p>
          </table:table-cell>
          <table:table-cell office:value-type="float" office:value="-0.008203125">
            <text:p>-0.008203125</text:p>
          </table:table-cell>
          <table:table-cell office:value-type="float" office:value="0.872801042432885">
            <text:p>0.8728010424</text:p>
          </table:table-cell>
          <table:table-cell office:value-type="float" office:value="0.965403240560795">
            <text:p>0.9654032406</text:p>
          </table:table-cell>
          <table:table-cell office:value-type="float" office:value="0.971420953369141">
            <text:p>0.9714209534</text:p>
          </table:table-cell>
          <table:table-cell office:value-type="float" office:value="-18.3274430498575">
            <text:p>-18.3274430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9846">
            <text:p>9846</text:p>
          </table:table-cell>
          <table:table-cell office:value-type="float" office:value="16440">
            <text:p>16440</text:p>
          </table:table-cell>
          <table:table-cell office:value-type="float" office:value="25704">
            <text:p>25704</text:p>
          </table:table-cell>
          <table:table-cell office:value-type="float" office:value="51.75">
            <text:p>51.75</text:p>
          </table:table-cell>
          <table:table-cell office:value-type="float" office:value="57.5">
            <text:p>57.5</text:p>
          </table:table-cell>
          <table:table-cell office:value-type="float" office:value="60.375">
            <text:p>60.375</text:p>
          </table:table-cell>
          <table:table-cell office:value-type="float" office:value="0.00525594149908592">
            <text:p>0.0052559415</text:p>
          </table:table-cell>
          <table:table-cell office:value-type="float" office:value="0.00349756690997567">
            <text:p>0.0034975669</text:p>
          </table:table-cell>
          <table:table-cell office:value-type="float" office:value="0.00234885620915033">
            <text:p>0.0023488562</text:p>
          </table:table-cell>
          <table:table-cell office:value-type="float" office:value="1.01844994009204">
            <text:p>1.0184499401</text:p>
          </table:table-cell>
          <table:table-cell office:value-type="float" office:value="1.01226546081452">
            <text:p>1.0122654608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1214">
            <text:p>11214</text:p>
          </table:table-cell>
          <table:table-cell office:value-type="float" office:value="17248">
            <text:p>17248</text:p>
          </table:table-cell>
          <table:table-cell office:value-type="float" office:value="25872">
            <text:p>25872</text:p>
          </table:table-cell>
          <table:table-cell office:value-type="float" office:value="36">
            <text:p>36</text:p>
          </table:table-cell>
          <table:table-cell office:value-type="float" office:value="73.5">
            <text:p>73.5</text:p>
          </table:table-cell>
          <table:table-cell office:value-type="float" office:value="110.25">
            <text:p>110.25</text:p>
          </table:table-cell>
          <table:table-cell office:value-type="float" office:value="0.00321027287319422">
            <text:p>0.0032102729</text:p>
          </table:table-cell>
          <table:table-cell table:number-columns-repeated="2" office:value-type="float" office:value="0.00426136363636364">
            <text:p>0.0042613636</text:p>
          </table:table-cell>
          <table:table-cell office:value-type="float" office:value="1.01125615452594">
            <text:p>1.0112561545</text:p>
          </table:table-cell>
          <table:table-cell table:number-columns-repeated="2" office:value-type="float" office:value="1.01495036479855">
            <text:p>1.014950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1808">
            <text:p>11808</text:p>
          </table:table-cell>
          <table:table-cell office:value-type="float" office:value="18242">
            <text:p>18242</text:p>
          </table:table-cell>
          <table:table-cell office:value-type="float" office:value="27363">
            <text:p>27363</text:p>
          </table:table-cell>
          <table:table-cell office:value-type="float" office:value="-65.25">
            <text:p>-65.25</text:p>
          </table:table-cell>
          <table:table-cell office:value-type="float" office:value="-68.25">
            <text:p>-68.25</text:p>
          </table:table-cell>
          <table:table-cell office:value-type="float" office:value="-102.375">
            <text:p>-102.375</text:p>
          </table:table-cell>
          <table:table-cell office:value-type="float" office:value="-0.00552591463414634">
            <text:p>-0.0055259146</text:p>
          </table:table-cell>
          <table:table-cell table:number-columns-repeated="2" office:value-type="float" office:value="-0.00374136607828089">
            <text:p>-0.0037413661</text:p>
          </table:table-cell>
          <table:table-cell office:value-type="float" office:value="0.980719148816274">
            <text:p>0.9807191488</text:p>
          </table:table-cell>
          <table:table-cell table:number-columns-repeated="2" office:value-type="float" office:value="0.986932654453475">
            <text:p>0.9869326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1070">
            <text:p>11070</text:p>
          </table:table-cell>
          <table:table-cell office:value-type="float" office:value="17458">
            <text:p>17458</text:p>
          </table:table-cell>
          <table:table-cell office:value-type="float" office:value="26607">
            <text:p>26607</text:p>
          </table:table-cell>
          <table:table-cell office:value-type="float" office:value="-33.75">
            <text:p>-33.75</text:p>
          </table:table-cell>
          <table:table-cell office:value-type="float" office:value="-90.625">
            <text:p>-90.625</text:p>
          </table:table-cell>
          <table:table-cell office:value-type="float" office:value="-47.25">
            <text:p>-47.25</text:p>
          </table:table-cell>
          <table:table-cell office:value-type="float" office:value="-0.00304878048780488">
            <text:p>-0.0030487805</text:p>
          </table:table-cell>
          <table:table-cell office:value-type="float" office:value="-0.00519102990033223">
            <text:p>-0.0051910299</text:p>
          </table:table-cell>
          <table:table-cell office:value-type="float" office:value="-0.00177584846093133">
            <text:p>-0.0017758485</text:p>
          </table:table-cell>
          <table:table-cell office:value-type="float" office:value="0.98934748661511">
            <text:p>0.9893474866</text:p>
          </table:table-cell>
          <table:table-cell office:value-type="float" office:value="0.981884211060032">
            <text:p>0.9818842111</text:p>
          </table:table-cell>
          <table:table-cell office:value-type="float" office:value="0.993790711516742">
            <text:p>0.9937907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0940">
            <text:p>10940</text:p>
          </table:table-cell>
          <table:table-cell office:value-type="float" office:value="16957">
            <text:p>16957</text:p>
          </table:table-cell>
          <table:table-cell office:value-type="float" office:value="26775">
            <text:p>26775</text:p>
          </table:table-cell>
          <table:table-cell office:value-type="float" office:value="57.5">
            <text:p>57.5</text:p>
          </table:table-cell>
          <table:table-cell office:value-type="float" office:value="89.125">
            <text:p>89.125</text:p>
          </table:table-cell>
          <table:table-cell office:value-type="float" office:value="199.5">
            <text:p>199.5</text:p>
          </table:table-cell>
          <table:table-cell table:number-columns-repeated="2" office:value-type="float" office:value="0.00525594149908592">
            <text:p>0.0052559415</text:p>
          </table:table-cell>
          <table:table-cell office:value-type="float" office:value="0.00745098039215686">
            <text:p>0.0074509804</text:p>
          </table:table-cell>
          <table:table-cell table:number-columns-repeated="2" office:value-type="float" office:value="1.01844994009204">
            <text:p>1.0184499401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1232">
            <text:p>11232</text:p>
          </table:table-cell>
          <table:table-cell office:value-type="float" office:value="18067">
            <text:p>18067</text:p>
          </table:table-cell>
          <table:table-cell office:value-type="float" office:value="27174">
            <text:p>27174</text:p>
          </table:table-cell>
          <table:table-cell office:value-type="float" office:value="875.5">
            <text:p>875.5</text:p>
          </table:table-cell>
          <table:table-cell office:value-type="float" office:value="58">
            <text:p>58</text:p>
          </table:table-cell>
          <table:table-cell office:value-type="float" office:value="267.75">
            <text:p>267.75</text:p>
          </table:table-cell>
          <table:table-cell office:value-type="float" office:value="0.0779469373219373">
            <text:p>0.0779469373</text:p>
          </table:table-cell>
          <table:table-cell office:value-type="float" office:value="0.00321027287319422">
            <text:p>0.0032102729</text:p>
          </table:table-cell>
          <table:table-cell office:value-type="float" office:value="0.0098531684698609">
            <text:p>0.0098531685</text:p>
          </table:table-cell>
          <table:table-cell office:value-type="float" office:value="1.28472270170101">
            <text:p>1.2847227017</text:p>
          </table:table-cell>
          <table:table-cell office:value-type="float" office:value="1.01125615452594">
            <text:p>1.0112561545</text:p>
          </table:table-cell>
          <table:table-cell office:value-type="float" office:value="1.03467637610515">
            <text:p>1.0346763761</text:p>
          </table:table-cell>
          <table:table-cell office:value-type="float" office:value="9.2347902984766">
            <text:p>9.23479029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72">
            <text:p>572</text:p>
          </table:table-cell>
          <table:table-cell office:value-type="float" office:value="10692">
            <text:p>10692</text:p>
          </table:table-cell>
          <table:table-cell office:value-type="float" office:value="17226">
            <text:p>17226</text:p>
          </table:table-cell>
          <table:table-cell office:value-type="float" office:value="26896">
            <text:p>26896</text:p>
          </table:table-cell>
          <table:table-cell office:value-type="float" office:value="-931">
            <text:p>-931</text:p>
          </table:table-cell>
          <table:table-cell office:value-type="float" office:value="-1499.875">
            <text:p>-1499.875</text:p>
          </table:table-cell>
          <table:table-cell office:value-type="float" office:value="-148.625">
            <text:p>-148.625</text:p>
          </table:table-cell>
          <table:table-cell office:value-type="float" office:value="-0.0870744481855593">
            <text:p>-0.0870744482</text:p>
          </table:table-cell>
          <table:table-cell office:value-type="float" office:value="-0.0870704168117961">
            <text:p>-0.0870704168</text:p>
          </table:table-cell>
          <table:table-cell office:value-type="float" office:value="-0.00552591463414634">
            <text:p>-0.0055259146</text:p>
          </table:table-cell>
          <table:table-cell office:value-type="float" office:value="0.710100072023109">
            <text:p>0.710100072</text:p>
          </table:table-cell>
          <table:table-cell office:value-type="float" office:value="0.710112805826922">
            <text:p>0.7101128058</text:p>
          </table:table-cell>
          <table:table-cell office:value-type="float" office:value="0.980719148816274">
            <text:p>0.9807191488</text:p>
          </table:table-cell>
          <table:table-cell office:value-type="float" office:value="-7.60856199165191">
            <text:p>-7.6085619917</text:p>
          </table:table-cell>
          <table:table-cell office:value-type="float" office:value="-7.60893081423151">
            <text:p>-7.6089308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0026">
            <text:p>10026</text:p>
          </table:table-cell>
          <table:table-cell office:value-type="float" office:value="16153">
            <text:p>16153</text:p>
          </table:table-cell>
          <table:table-cell office:value-type="float" office:value="25900">
            <text:p>25900</text:p>
          </table:table-cell>
          <table:table-cell office:value-type="float" office:value="-851.125">
            <text:p>-851.125</text:p>
          </table:table-cell>
          <table:table-cell office:value-type="float" office:value="-1371.25">
            <text:p>-1371.25</text:p>
          </table:table-cell>
          <table:table-cell office:value-type="float" office:value="0">
            <text:p>0</text:p>
          </table:table-cell>
          <table:table-cell office:value-type="float" office:value="-0.0848917813684421">
            <text:p>-0.0848917814</text:p>
          </table:table-cell>
          <table:table-cell office:value-type="float" office:value="-0.0848913514517427">
            <text:p>-0.0848913515</text:p>
          </table:table-cell>
          <table:table-cell office:value-type="float" office:value="0">
            <text:p>0</text:p>
          </table:table-cell>
          <table:table-cell office:value-type="float" office:value="0.717003729716511">
            <text:p>0.7170037297</text:p>
          </table:table-cell>
          <table:table-cell office:value-type="float" office:value="0.717005091359455">
            <text:p>0.7170050914</text:p>
          </table:table-cell>
          <table:table-cell office:value-type="float" office:value="1">
            <text:p>1</text:p>
          </table:table-cell>
          <table:table-cell office:value-type="float" office:value="-7.81337097452559">
            <text:p>-7.8133709745</text:p>
          </table:table-cell>
          <table:table-cell office:value-type="float" office:value="-7.81341235214356">
            <text:p>-7.8134123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1513">
            <text:p>11513</text:p>
          </table:table-cell>
          <table:table-cell office:value-type="float" office:value="18125">
            <text:p>18125</text:p>
          </table:table-cell>
          <table:table-cell office:value-type="float" office:value="27300">
            <text:p>27300</text:p>
          </table:table-cell>
          <table:table-cell office:value-type="float" office:value="-911">
            <text:p>-911</text:p>
          </table:table-cell>
          <table:table-cell office:value-type="float" office:value="93.875">
            <text:p>93.875</text:p>
          </table:table-cell>
          <table:table-cell office:value-type="float" office:value="89.25">
            <text:p>89.25</text:p>
          </table:table-cell>
          <table:table-cell office:value-type="float" office:value="-0.0791279423260662">
            <text:p>-0.0791279423</text:p>
          </table:table-cell>
          <table:table-cell office:value-type="float" office:value="0.00517931034482759">
            <text:p>0.0051793103</text:p>
          </table:table-cell>
          <table:table-cell office:value-type="float" office:value="0.00326923076923077">
            <text:p>0.0032692308</text:p>
          </table:table-cell>
          <table:table-cell office:value-type="float" office:value="0.735324215122013">
            <text:p>0.7353242151</text:p>
          </table:table-cell>
          <table:table-cell office:value-type="float" office:value="1.01818016370797">
            <text:p>1.0181801637</text:p>
          </table:table-cell>
          <table:table-cell office:value-type="float" office:value="1.01146325591716">
            <text:p>1.0114632559</text:p>
          </table:table-cell>
          <table:table-cell office:value-type="float" office:value="-8.40849356413365">
            <text:p>-8.40849356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2446">
            <text:p>12446</text:p>
          </table:table-cell>
          <table:table-cell office:value-type="float" office:value="20592">
            <text:p>20592</text:p>
          </table:table-cell>
          <table:table-cell office:value-type="float" office:value="41538">
            <text:p>41538</text:p>
          </table:table-cell>
          <table:table-cell office:value-type="float" office:value="-454.125">
            <text:p>-454.125</text:p>
          </table:table-cell>
          <table:table-cell office:value-type="float" office:value="-788.5">
            <text:p>-788.5</text:p>
          </table:table-cell>
          <table:table-cell office:value-type="float" office:value="-2257.75">
            <text:p>-2257.75</text:p>
          </table:table-cell>
          <table:table-cell office:value-type="float" office:value="-0.0364876265466817">
            <text:p>-0.0364876265</text:p>
          </table:table-cell>
          <table:table-cell office:value-type="float" office:value="-0.0382915695415695">
            <text:p>-0.0382915695</text:p>
          </table:table-cell>
          <table:table-cell office:value-type="float" office:value="-0.0543538446723482">
            <text:p>-0.0543538447</text:p>
          </table:table-cell>
          <table:table-cell office:value-type="float" office:value="0.874902746992994">
            <text:p>0.874902747</text:p>
          </table:table-cell>
          <table:table-cell office:value-type="float" office:value="0.868853345428502">
            <text:p>0.8688533454</text:p>
          </table:table-cell>
          <table:table-cell office:value-type="float" office:value="0.815552050890886">
            <text:p>0.8155520509</text:p>
          </table:table-cell>
          <table:table-cell office:value-type="float" office:value="-18.6480530346346">
            <text:p>-18.6480530346</text:p>
          </table:table-cell>
          <table:table-cell office:value-type="float" office:value="-17.7529933199851">
            <text:p>-17.75299332</text:p>
          </table:table-cell>
          <table:table-cell office:value-type="float" office:value="-12.4026943140449">
            <text:p>-12.40269431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4360">
            <text:p>4360</text:p>
          </table:table-cell>
          <table:table-cell office:value-type="float" office:value="14245">
            <text:p>14245</text:p>
          </table:table-cell>
          <table:table-cell office:value-type="float" office:value="27195">
            <text:p>27195</text:p>
          </table:table-cell>
          <table:table-cell office:value-type="float" office:value="-1051.625">
            <text:p>-1051.6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1198394495413">
            <text:p>-0.2411983945</text:p>
          </table:table-cell>
          <table:table-cell table:number-columns-repeated="2" office:value-type="float" office:value="0">
            <text:p>0</text:p>
          </table:table-cell>
          <table:table-cell office:value-type="float" office:value="0.269831883660098">
            <text:p>0.2698318837</text:p>
          </table:table-cell>
          <table:table-cell table:number-columns-repeated="2" office:value-type="float" office:value="1">
            <text:p>1</text:p>
          </table:table-cell>
          <table:table-cell office:value-type="float" office:value="-2.51126702792397">
            <text:p>-2.5112670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4261">
            <text:p>4261</text:p>
          </table:table-cell>
          <table:table-cell office:value-type="float" office:value="14208">
            <text:p>14208</text:p>
          </table:table-cell>
          <table:table-cell office:value-type="float" office:value="27468">
            <text:p>27468</text:p>
          </table:table-cell>
          <table:table-cell office:value-type="float" office:value="-432">
            <text:p>-432</text:p>
          </table:table-cell>
          <table:table-cell office:value-type="float" office:value="370.25">
            <text:p>370.25</text:p>
          </table:table-cell>
          <table:table-cell office:value-type="float" office:value="678.5">
            <text:p>678.5</text:p>
          </table:table-cell>
          <table:table-cell office:value-type="float" office:value="-0.101384651490261">
            <text:p>-0.1013846515</text:p>
          </table:table-cell>
          <table:table-cell office:value-type="float" office:value="0.0260592623873874">
            <text:p>0.0260592624</text:p>
          </table:table-cell>
          <table:table-cell office:value-type="float" office:value="0.0247014708023882">
            <text:p>0.0247014708</text:p>
          </table:table-cell>
          <table:table-cell office:value-type="float" office:value="0.665300260997379">
            <text:p>0.665300261</text:p>
          </table:table-cell>
          <table:table-cell office:value-type="float" office:value="1.09253842526196">
            <text:p>1.0925384253</text:p>
          </table:table-cell>
          <table:table-cell office:value-type="float" office:value="1.08765106662157">
            <text:p>1.0876510666</text:p>
          </table:table-cell>
          <table:table-cell office:value-type="float" office:value="-6.48405865887224">
            <text:p>-6.4840586589</text:p>
          </table:table-cell>
          <table:table-cell office:value-type="float" office:value="26.9439671608033">
            <text:p>26.9439671608</text:p>
          </table:table-cell>
          <table:table-cell office:value-type="float" office:value="28.4061320809062">
            <text:p>28.40613208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3962">
            <text:p>3962</text:p>
          </table:table-cell>
          <table:table-cell office:value-type="float" office:value="14323">
            <text:p>14323</text:p>
          </table:table-cell>
          <table:table-cell office:value-type="float" office:value="27489">
            <text:p>27489</text:p>
          </table:table-cell>
          <table:table-cell office:value-type="float" office:value="-637.75">
            <text:p>-637.75</text:p>
          </table:table-cell>
          <table:table-cell office:value-type="float" office:value="-1231">
            <text:p>-1231</text:p>
          </table:table-cell>
          <table:table-cell office:value-type="float" office:value="377">
            <text:p>377</text:p>
          </table:table-cell>
          <table:table-cell office:value-type="float" office:value="-0.160966683493185">
            <text:p>-0.1609666835</text:p>
          </table:table-cell>
          <table:table-cell office:value-type="float" office:value="-0.0859456817705788">
            <text:p>-0.0859456818</text:p>
          </table:table-cell>
          <table:table-cell office:value-type="float" office:value="0.0137145767397868">
            <text:p>0.0137145767</text:p>
          </table:table-cell>
          <table:table-cell office:value-type="float" office:value="0.48740074323565">
            <text:p>0.4874007432</text:p>
          </table:table-cell>
          <table:table-cell office:value-type="float" office:value="0.713667967824393">
            <text:p>0.7136679678</text:p>
          </table:table-cell>
          <table:table-cell office:value-type="float" office:value="1.04836967423495">
            <text:p>1.0483696742</text:p>
          </table:table-cell>
          <table:table-cell office:value-type="float" office:value="-3.94944713583004">
            <text:p>-3.9494471358</text:p>
          </table:table-cell>
          <table:table-cell office:value-type="float" office:value="-7.71318110103411">
            <text:p>-7.713181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2986">
            <text:p>2986</text:p>
          </table:table-cell>
          <table:table-cell office:value-type="float" office:value="11194">
            <text:p>11194</text:p>
          </table:table-cell>
          <table:table-cell office:value-type="float" office:value="26880">
            <text:p>26880</text:p>
          </table:table-cell>
          <table:table-cell office:value-type="float" office:value="-1753.5">
            <text:p>-1753.5</text:p>
          </table:table-cell>
          <table:table-cell office:value-type="float" office:value="-0.5">
            <text:p>-0.5</text:p>
          </table:table-cell>
          <table:table-cell office:value-type="float" office:value="-1025.25">
            <text:p>-1025.25</text:p>
          </table:table-cell>
          <table:table-cell office:value-type="float" office:value="-0.587240455458808">
            <text:p>-0.5872404555</text:p>
          </table:table-cell>
          <table:table-cell table:style-name="ce17" office:value-type="float" office:value="-0.0000446667857780954">
            <text:p>-4.47E-005</text:p>
          </table:table-cell>
          <table:table-cell office:value-type="float" office:value="-0.0381417410714286">
            <text:p>-0.0381417411</text:p>
          </table:table-cell>
          <table:table-cell office:value-type="float" office:value="0">
            <text:p>0</text:p>
          </table:table-cell>
          <table:table-cell office:value-type="float" office:value="0.999843670160215">
            <text:p>0.9998436702</text:p>
          </table:table-cell>
          <table:table-cell office:value-type="float" office:value="0.869355299377441">
            <text:p>0.8693552994</text:p>
          </table:table-cell>
          <table:table-cell office:value-type="float" office:value="-0.783314450404586">
            <text:p>-0.7833144504</text:p>
          </table:table-cell>
          <table:table-cell office:value-type="float" office:value="0">
            <text:p>0</text:p>
          </table:table-cell>
          <table:table-cell office:value-type="float" office:value="-17.8241099346004">
            <text:p>-17.824109934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2279">
            <text:p>2279</text:p>
          </table:table-cell>
          <table:table-cell office:value-type="float" office:value="8543">
            <text:p>8543</text:p>
          </table:table-cell>
          <table:table-cell office:value-type="float" office:value="26145">
            <text:p>26145</text:p>
          </table:table-cell>
          <table:table-cell office:value-type="float" office:value="-24.2857142857143">
            <text:p>-24.2857142857</text:p>
          </table:table-cell>
          <table:table-cell office:value-type="float" office:value="49.1428571428571">
            <text:p>49.1428571429</text:p>
          </table:table-cell>
          <table:table-cell office:value-type="float" office:value="-1054.71428571429">
            <text:p>-1054.7142857143</text:p>
          </table:table-cell>
          <table:table-cell office:value-type="float" office:value="-0.0106563028897386">
            <text:p>-0.0106563029</text:p>
          </table:table-cell>
          <table:table-cell office:value-type="float" office:value="0.00575241216702062">
            <text:p>0.0057524122</text:p>
          </table:table-cell>
          <table:table-cell office:value-type="float" office:value="-0.0403409556593722">
            <text:p>-0.0403409557</text:p>
          </table:table-cell>
          <table:table-cell office:value-type="float" office:value="0.962925511196819">
            <text:p>0.9629255112</text:p>
          </table:table-cell>
          <table:table-cell office:value-type="float" office:value="1.02019829946622">
            <text:p>1.0201982995</text:p>
          </table:table-cell>
          <table:table-cell office:value-type="float" office:value="0.86199634489108">
            <text:p>0.8619963449</text:p>
          </table:table-cell>
          <table:table-cell table:number-columns-repeated="2" office:value-type="float" office:value="0">
            <text:p>0</text:p>
          </table:table-cell>
          <table:table-cell office:value-type="float" office:value="-16.8332681215668">
            <text:p>-16.833268121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5754">
            <text:p>15754</text:p>
          </table:table-cell>
          <table:table-cell office:value-type="float" office:value="41044">
            <text:p>41044</text:p>
          </table:table-cell>
          <table:table-cell office:value-type="float" office:value="0">
            <text:p>0</text:p>
          </table:table-cell>
          <table:table-cell office:value-type="float" office:value="-721.5">
            <text:p>-721.5</text:p>
          </table:table-cell>
          <table:table-cell office:value-type="float" office:value="212.166666666667">
            <text:p>212.1666666667</text:p>
          </table:table-cell>
          <table:table-cell office:value-type="float" office:value="0">
            <text:p>0</text:p>
          </table:table-cell>
          <table:table-cell office:value-type="float" office:value="-0.0457978925987051">
            <text:p>-0.0457978926</text:p>
          </table:table-cell>
          <table:table-cell office:value-type="float" office:value="0.00516924926095572">
            <text:p>0.0051692493</text:p>
          </table:table-cell>
          <table:table-cell office:value-type="float" office:value="0.1">
            <text:p>0.1</text:p>
          </table:table-cell>
          <table:table-cell office:value-type="float" office:value="0.843818371958838">
            <text:p>0.843818372</text:p>
          </table:table-cell>
          <table:table-cell office:value-type="float" office:value="1.01814474584367">
            <text:p>1.0181447458</text:p>
          </table:table-cell>
          <table:table-cell office:value-type="float" office:value="0">
            <text:p>0</text:p>
          </table:table-cell>
          <table:table-cell office:value-type="float" office:value="-14.7856329476928">
            <text:p>-14.7856329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741">
            <text:p>741</text:p>
          </table:table-cell>
          <table:table-cell office:value-type="float" office:value="15372">
            <text:p>15372</text:p>
          </table:table-cell>
          <table:table-cell office:value-type="float" office:value="40049">
            <text:p>40049</text:p>
          </table:table-cell>
          <table:table-cell office:value-type="float" office:value="0">
            <text:p>0</text:p>
          </table:table-cell>
          <table:table-cell office:value-type="float" office:value="-861.2">
            <text:p>-861.2</text:p>
          </table:table-cell>
          <table:table-cell office:value-type="float" office:value="284.6">
            <text:p>284.6</text:p>
          </table:table-cell>
          <table:table-cell office:value-type="float" office:value="0">
            <text:p>0</text:p>
          </table:table-cell>
          <table:table-cell office:value-type="float" office:value="-0.056023939630497">
            <text:p>-0.0560239396</text:p>
          </table:table-cell>
          <table:table-cell office:value-type="float" office:value="0.00710629478888362">
            <text:p>0.0071062948</text:p>
          </table:table-cell>
          <table:table-cell office:value-type="float" office:value="0.1">
            <text:p>0.1</text:p>
          </table:table-cell>
          <table:table-cell office:value-type="float" office:value="0.810068027644235">
            <text:p>0.8100680276</text:p>
          </table:table-cell>
          <table:table-cell office:value-type="float" office:value="1.02497101063532">
            <text:p>1.0249710106</text:p>
          </table:table-cell>
          <table:table-cell office:value-type="float" office:value="0">
            <text:p>0</text:p>
          </table:table-cell>
          <table:table-cell office:value-type="float" office:value="-12.022435472199">
            <text:p>-12.0224354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423">
            <text:p>423</text:p>
          </table:table-cell>
          <table:table-cell office:value-type="float" office:value="12117">
            <text:p>12117</text:p>
          </table:table-cell>
          <table:table-cell office:value-type="float" office:value="44832">
            <text:p>44832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7999504827928">
            <text:p>0.071799950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26140408315286">
            <text:p>1.2614040832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9.99643581986415">
            <text:p>9.9964358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5">
            <text:p>5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241">
            <text:p>241</text:p>
          </table:table-cell>
          <table:table-cell office:value-type="float" office:value="11895">
            <text:p>11895</text:p>
          </table:table-cell>
          <table:table-cell office:value-type="float" office:value="50186">
            <text:p>50186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9">
            <text:p>0.79</text:p>
          </table:table-cell>
          <table:table-cell office:value-type="float" office:value="1.42">
            <text:p>1.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38">
            <text:p>138</text:p>
          </table:table-cell>
          <table:table-cell office:value-type="float" office:value="12151">
            <text:p>12151</text:p>
          </table:table-cell>
          <table:table-cell office:value-type="float" office:value="56180">
            <text:p>56180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9">
            <text:p>1.39</text:p>
          </table:table-cell>
          <table:table-cell office:value-type="float" office:value="1.42">
            <text:p>1.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59.5">
            <text:p>159.5</text:p>
          </table:table-cell>
          <table:table-cell office:value-type="float" office:value="7932.5">
            <text:p>7932.5</text:p>
          </table:table-cell>
          <table:table-cell office:value-type="float" office:value="24048">
            <text:p>24048</text:p>
          </table:table-cell>
          <table:table-cell office:value-type="float" office:value="18.66">
            <text:p>18.66</text:p>
          </table:table-cell>
          <table:table-cell table:number-columns-repeated="3" office:value-type="float" office:value="5">
            <text:p>5</text:p>
          </table:table-cell>
          <table:table-cell office:value-type="float" office:value="594">
            <text:p>594</text:p>
          </table:table-cell>
          <table:table-cell table:number-columns-repeated="2" office:value-type="float" office:value="1280">
            <text:p>1280</text:p>
          </table:table-cell>
          <table:table-cell office:value-type="float" office:value="78">
            <text:p>78</text:p>
          </table:table-cell>
          <table:table-cell office:value-type="float" office:value="12808">
            <text:p>12808</text:p>
          </table:table-cell>
          <table:table-cell office:value-type="float" office:value="62890">
            <text:p>62890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9">
            <text:p>1.39</text:p>
          </table:table-cell>
          <table:table-cell office:value-type="float" office:value="1.42">
            <text:p>1.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7.333333333333">
            <text:p>167.3333333333</text:p>
          </table:table-cell>
          <table:table-cell office:value-type="float" office:value="7895">
            <text:p>7895</text:p>
          </table:table-cell>
          <table:table-cell office:value-type="float" office:value="28888.3333333333">
            <text:p>28888.3333333333</text:p>
          </table:table-cell>
          <table:table-cell office:value-type="float" office:value="17.1166666666667">
            <text:p>17.11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57">
            <text:p>557</text:p>
          </table:table-cell>
          <table:table-cell office:value-type="float" office:value="1245">
            <text:p>1245</text:p>
          </table:table-cell>
          <table:table-cell office:value-type="float" office:value="45">
            <text:p>45</text:p>
          </table:table-cell>
          <table:table-cell office:value-type="float" office:value="13190">
            <text:p>13190</text:p>
          </table:table-cell>
          <table:table-cell office:value-type="float" office:value="70400">
            <text:p>70400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42">
            <text:p>1.4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42">
            <text:p>1.42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float" office:value="19.4">
            <text:p>19.4</text:p>
          </table:table-cell>
          <table:table-cell office:value-type="float" office:value="22.2">
            <text:p>22.2</text:p>
          </table:table-cell>
          <table:table-cell office:value-type="float" office:value="8309">
            <text:p>8309</text:p>
          </table:table-cell>
          <table:table-cell office:value-type="float" office:value="10968">
            <text:p>10968</text:p>
          </table:table-cell>
          <table:table-cell office:value-type="float" office:value="12652">
            <text:p>126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6:34.37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855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46">
                <text:p>424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10089">
                <text:p>1008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587">
                <text:p>958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335">
                <text:p>5335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700">
                <text:p>5700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64">
                <text:p>6864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862">
                <text:p>5862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470">
                <text:p>6470</text:p>
              </table:table-cell>
              <table:table-cell office:value-type="float" office:value="11376">
                <text:p>1137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218">
                <text:p>4218</text:p>
              </table:table-cell>
              <table:table-cell office:value-type="float" office:value="7198">
                <text:p>7198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41">
                <text:p>4541</text:p>
              </table:table-cell>
              <table:table-cell office:value-type="float" office:value="7690">
                <text:p>7690</text:p>
              </table:table-cell>
              <table:table-cell office:value-type="float" office:value="13942">
                <text:p>1394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7511">
                <text:p>7511</text:p>
              </table:table-cell>
              <table:table-cell office:value-type="float" office:value="14283">
                <text:p>1428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8351">
                <text:p>8351</text:p>
              </table:table-cell>
              <table:table-cell office:value-type="float" office:value="15601">
                <text:p>1560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76">
                <text:p>5476</text:p>
              </table:table-cell>
              <table:table-cell office:value-type="float" office:value="9488">
                <text:p>9488</text:p>
              </table:table-cell>
              <table:table-cell office:value-type="float" office:value="17544">
                <text:p>1754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579">
                <text:p>5579</text:p>
              </table:table-cell>
              <table:table-cell office:value-type="float" office:value="9611">
                <text:p>9611</text:p>
              </table:table-cell>
              <table:table-cell office:value-type="float" office:value="17102">
                <text:p>1710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09">
                <text:p>5709</text:p>
              </table:table-cell>
              <table:table-cell office:value-type="float" office:value="9668">
                <text:p>9668</text:p>
              </table:table-cell>
              <table:table-cell office:value-type="float" office:value="15991">
                <text:p>1599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78">
                <text:p>6278</text:p>
              </table:table-cell>
              <table:table-cell office:value-type="float" office:value="10800">
                <text:p>10800</text:p>
              </table:table-cell>
              <table:table-cell office:value-type="float" office:value="17140">
                <text:p>1714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96">
                <text:p>6896</text:p>
              </table:table-cell>
              <table:table-cell office:value-type="float" office:value="11894">
                <text:p>11894</text:p>
              </table:table-cell>
              <table:table-cell office:value-type="float" office:value="17450">
                <text:p>1745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80">
                <text:p>7480</text:p>
              </table:table-cell>
              <table:table-cell office:value-type="float" office:value="11713">
                <text:p>11713</text:p>
              </table:table-cell>
              <table:table-cell office:value-type="float" office:value="17030">
                <text:p>1703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94">
                <text:p>8194</text:p>
              </table:table-cell>
              <table:table-cell office:value-type="float" office:value="11832">
                <text:p>11832</text:p>
              </table:table-cell>
              <table:table-cell office:value-type="float" office:value="17297">
                <text:p>1729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172">
                <text:p>12172</text:p>
              </table:table-cell>
              <table:table-cell office:value-type="float" office:value="18803">
                <text:p>1880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182">
                <text:p>9182</text:p>
              </table:table-cell>
              <table:table-cell office:value-type="float" office:value="12566">
                <text:p>12566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67">
                <text:p>9067</text:p>
              </table:table-cell>
              <table:table-cell office:value-type="float" office:value="12300">
                <text:p>12300</text:p>
              </table:table-cell>
              <table:table-cell office:value-type="float" office:value="19206">
                <text:p>1920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84">
                <text:p>8984</text:p>
              </table:table-cell>
              <table:table-cell office:value-type="float" office:value="12362">
                <text:p>12362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608">
                <text:p>13608</text:p>
              </table:table-cell>
              <table:table-cell office:value-type="float" office:value="19960">
                <text:p>1996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82">
                <text:p>9182</text:p>
              </table:table-cell>
              <table:table-cell office:value-type="float" office:value="13470">
                <text:p>13470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154">
                <text:p>13154</text:p>
              </table:table-cell>
              <table:table-cell office:value-type="float" office:value="19657">
                <text:p>196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716">
                <text:p>13716</text:p>
              </table:table-cell>
              <table:table-cell office:value-type="float" office:value="19387">
                <text:p>1938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726">
                <text:p>13726</text:p>
              </table:table-cell>
              <table:table-cell office:value-type="float" office:value="20142">
                <text:p>2014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20">
                <text:p>10220</text:p>
              </table:table-cell>
              <table:table-cell office:value-type="float" office:value="13492">
                <text:p>13492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48">
                <text:p>10048</text:p>
              </table:table-cell>
              <table:table-cell office:value-type="float" office:value="13326">
                <text:p>13326</text:p>
              </table:table-cell>
              <table:table-cell office:value-type="float" office:value="21084">
                <text:p>2108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871">
                <text:p>13871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308">
                <text:p>14308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012">
                <text:p>10012</text:p>
              </table:table-cell>
              <table:table-cell office:value-type="float" office:value="14056">
                <text:p>14056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4806">
                <text:p>14806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295">
                <text:p>15295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358">
                <text:p>16358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210">
                <text:p>17210</text:p>
              </table:table-cell>
              <table:table-cell office:value-type="float" office:value="29731">
                <text:p>2973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176">
                <text:p>11176</text:p>
              </table:table-cell>
              <table:table-cell office:value-type="float" office:value="18103">
                <text:p>18103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822">
                <text:p>18822</text:p>
              </table:table-cell>
              <table:table-cell office:value-type="float" office:value="32327">
                <text:p>3232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636">
                <text:p>19636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570">
                <text:p>20570</text:p>
              </table:table-cell>
              <table:table-cell office:value-type="float" office:value="35185">
                <text:p>3518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20">
                <text:p>21720</text:p>
              </table:table-cell>
              <table:table-cell office:value-type="float" office:value="35822">
                <text:p>358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104">
                <text:p>14104</text:p>
              </table:table-cell>
              <table:table-cell office:value-type="float" office:value="22739">
                <text:p>22739</text:p>
              </table:table-cell>
              <table:table-cell office:value-type="float" office:value="34393">
                <text:p>3439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82">
                <text:p>22982</text:p>
              </table:table-cell>
              <table:table-cell office:value-type="float" office:value="32611">
                <text:p>3261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484">
                <text:p>22484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808">
                <text:p>21808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60">
                <text:p>16660</text:p>
              </table:table-cell>
              <table:table-cell office:value-type="float" office:value="22485">
                <text:p>22485</text:p>
              </table:table-cell>
              <table:table-cell office:value-type="float" office:value="33074">
                <text:p>330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931">
                <text:p>15931</text:p>
              </table:table-cell>
              <table:table-cell office:value-type="float" office:value="22144">
                <text:p>22144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742">
                <text:p>14742</text:p>
              </table:table-cell>
              <table:table-cell office:value-type="float" office:value="21858">
                <text:p>21858</text:p>
              </table:table-cell>
              <table:table-cell office:value-type="float" office:value="33301">
                <text:p>333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3376">
                <text:p>13376</text:p>
              </table:table-cell>
              <table:table-cell office:value-type="float" office:value="21434">
                <text:p>21434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1960">
                <text:p>11960</text:p>
              </table:table-cell>
              <table:table-cell office:value-type="float" office:value="21319">
                <text:p>21319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20031">
                <text:p>20031</text:p>
              </table:table-cell>
              <table:table-cell office:value-type="float" office:value="30193">
                <text:p>3019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1730">
                <text:p>11730</text:p>
              </table:table-cell>
              <table:table-cell office:value-type="float" office:value="18739">
                <text:p>18739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1440">
                <text:p>11440</text:p>
              </table:table-cell>
              <table:table-cell office:value-type="float" office:value="17346">
                <text:p>17346</text:p>
              </table:table-cell>
              <table:table-cell office:value-type="float" office:value="28374">
                <text:p>2837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17661">
                <text:p>17661</text:p>
              </table:table-cell>
              <table:table-cell office:value-type="float" office:value="29039">
                <text:p>2903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1400">
                <text:p>11400</text:p>
              </table:table-cell>
              <table:table-cell office:value-type="float" office:value="17724">
                <text:p>17724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2420">
                <text:p>12420</text:p>
              </table:table-cell>
              <table:table-cell office:value-type="float" office:value="18133">
                <text:p>18133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0836">
                <text:p>10836</text:p>
              </table:table-cell>
              <table:table-cell office:value-type="float" office:value="16820">
                <text:p>16820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944">
                <text:p>10944</text:p>
              </table:table-cell>
              <table:table-cell office:value-type="float" office:value="16880">
                <text:p>16880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1214">
                <text:p>11214</text:p>
              </table:table-cell>
              <table:table-cell office:value-type="float" office:value="17409">
                <text:p>17409</text:p>
              </table:table-cell>
              <table:table-cell office:value-type="float" office:value="26964">
                <text:p>2696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6700">
                <text:p>16700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9846">
                <text:p>9846</text:p>
              </table:table-cell>
              <table:table-cell office:value-type="float" office:value="16440">
                <text:p>16440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214">
                <text:p>11214</text:p>
              </table:table-cell>
              <table:table-cell office:value-type="float" office:value="17248">
                <text:p>17248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08">
                <text:p>11808</text:p>
              </table:table-cell>
              <table:table-cell office:value-type="float" office:value="18242">
                <text:p>18242</text:p>
              </table:table-cell>
              <table:table-cell office:value-type="float" office:value="27363">
                <text:p>2736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70">
                <text:p>11070</text:p>
              </table:table-cell>
              <table:table-cell office:value-type="float" office:value="17458">
                <text:p>17458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940">
                <text:p>10940</text:p>
              </table:table-cell>
              <table:table-cell office:value-type="float" office:value="16957">
                <text:p>16957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232">
                <text:p>11232</text:p>
              </table:table-cell>
              <table:table-cell office:value-type="float" office:value="18067">
                <text:p>18067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692">
                <text:p>10692</text:p>
              </table:table-cell>
              <table:table-cell office:value-type="float" office:value="17226">
                <text:p>17226</text:p>
              </table:table-cell>
              <table:table-cell office:value-type="float" office:value="26896">
                <text:p>268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026">
                <text:p>10026</text:p>
              </table:table-cell>
              <table:table-cell office:value-type="float" office:value="16153">
                <text:p>16153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513">
                <text:p>11513</text:p>
              </table:table-cell>
              <table:table-cell office:value-type="float" office:value="18125">
                <text:p>18125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446">
                <text:p>12446</text:p>
              </table:table-cell>
              <table:table-cell office:value-type="float" office:value="20592">
                <text:p>20592</text:p>
              </table:table-cell>
              <table:table-cell office:value-type="float" office:value="41538">
                <text:p>4153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360">
                <text:p>4360</text:p>
              </table:table-cell>
              <table:table-cell office:value-type="float" office:value="14245">
                <text:p>14245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261">
                <text:p>4261</text:p>
              </table:table-cell>
              <table:table-cell office:value-type="float" office:value="14208">
                <text:p>14208</text:p>
              </table:table-cell>
              <table:table-cell office:value-type="float" office:value="27468">
                <text:p>2746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962">
                <text:p>3962</text:p>
              </table:table-cell>
              <table:table-cell office:value-type="float" office:value="14323">
                <text:p>14323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2986">
                <text:p>2986</text:p>
              </table:table-cell>
              <table:table-cell office:value-type="float" office:value="11194">
                <text:p>11194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79">
                <text:p>2279</text:p>
              </table:table-cell>
              <table:table-cell office:value-type="float" office:value="8543">
                <text:p>8543</text:p>
              </table:table-cell>
              <table:table-cell office:value-type="float" office:value="26145">
                <text:p>2614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00">
                <text:p>1300</text:p>
              </table:table-cell>
              <table:table-cell office:value-type="float" office:value="15754">
                <text:p>15754</text:p>
              </table:table-cell>
              <table:table-cell office:value-type="float" office:value="41044">
                <text:p>4104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41">
                <text:p>741</text:p>
              </table:table-cell>
              <table:table-cell office:value-type="float" office:value="15372">
                <text:p>15372</text:p>
              </table:table-cell>
              <table:table-cell office:value-type="float" office:value="40049">
                <text:p>4004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423">
                <text:p>423</text:p>
              </table:table-cell>
              <table:table-cell office:value-type="float" office:value="12117">
                <text:p>12117</text:p>
              </table:table-cell>
              <table:table-cell office:value-type="float" office:value="44832">
                <text:p>4483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41">
                <text:p>241</text:p>
              </table:table-cell>
              <table:table-cell office:value-type="float" office:value="11895">
                <text:p>11895</text:p>
              </table:table-cell>
              <table:table-cell office:value-type="float" office:value="50186">
                <text:p>5018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38">
                <text:p>138</text:p>
              </table:table-cell>
              <table:table-cell office:value-type="float" office:value="12151">
                <text:p>12151</text:p>
              </table:table-cell>
              <table:table-cell office:value-type="float" office:value="56180">
                <text:p>5618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8">
                <text:p>78</text:p>
              </table:table-cell>
              <table:table-cell office:value-type="float" office:value="12808">
                <text:p>12808</text:p>
              </table:table-cell>
              <table:table-cell office:value-type="float" office:value="62890">
                <text:p>6289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5">
                <text:p>45</text:p>
              </table:table-cell>
              <table:table-cell office:value-type="float" office:value="13190">
                <text:p>13190</text:p>
              </table:table-cell>
              <table:table-cell office:value-type="float" office:value="70400">
                <text:p>70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32.5">
                <text:p>7932.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95">
                <text:p>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7cm" svg:y="1.404cm" svg:width="30.89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7.1166666666667">
                <text:p>17.1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5cm" svg:y="1.352cm" svg:width="31.35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271672552642">
                <text:p>1.1527167255264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045559559644">
                <text:p>1.2104555955964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948068978836">
                <text:p>1.1594806897883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579363516029">
                <text:p>1.1857936351602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6870246914435">
                <text:p>1.2687024691443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106464113773">
                <text:p>1.1610646411377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04608506308769">
                <text:p>1.0460850630876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010194620756">
                <text:p>1.3301019462075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0423681575948">
                <text:p>1.304236815759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833902793725">
                <text:p>1.1583390279372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4566129935492">
                <text:p>1.1456612993549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223659607349">
                <text:p>1.1922365960734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502503484032">
                <text:p>1.2250250348403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389870799293">
                <text:p>1.2238987079929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30239279650838">
                <text:p>1.3023927965083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471081640625">
                <text:p>1.274710816406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127684886697">
                <text:p>1.2712768488669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7490788523179">
                <text:p>1.0749078852317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159379755843">
                <text:p>1.0515937975584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742306165036">
                <text:p>1.0774230616503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705765862469">
                <text:p>1.1070576586246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0250207343512">
                <text:p>1.1025020734351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824919936026">
                <text:p>1.0782491993602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2472409632784">
                <text:p>1.0247240963278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112643440647">
                <text:p>1.0411264344064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85136046355">
                <text:p>1.041851360463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807206473638">
                <text:p>1.0580720647363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96006818912">
                <text:p>1.049600681891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0853983873384">
                <text:p>1.0085398387338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778385541134">
                <text:p>1.0377838554113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347742445113">
                <text:p>1.0434774244511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25091205322">
                <text:p>1.0482509120532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411425404582">
                <text:p>1.0841142540458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7274925362586">
                <text:p>1.1727492536258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610818784724">
                <text:p>1.1361081878472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313058044281">
                <text:p>1.2031305804428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777057347103">
                <text:p>1.1977705734710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266028378022">
                <text:p>1.1626602837802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626064701967">
                <text:p>1.116260647019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9469759176624">
                <text:p>1.1946975917662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710160512889">
                <text:p>1.1971016051288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165519471407">
                <text:p>1.1616551947140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22593183731">
                <text:p>1.1052259318373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5023532749986">
                <text:p>1.0502353274998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874083597877918">
                <text:p>0.87408359787791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834414686306921">
                <text:p>0.83441468630692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229976397182">
                <text:p>0.9722997639718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5162985863418">
                <text:p>1.0516298586341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870919558030174">
                <text:p>0.87091955803017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3257188799483">
                <text:p>0.8325718879948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2387397150496">
                <text:p>0.8238739715049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14238800877311">
                <text:p>0.91423880087731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01084767040419">
                <text:p>0.90108476704041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1806036340132">
                <text:p>1.0180603634013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97904712730867">
                <text:p>0.89790471273086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33145922164696">
                <text:p>0.93314592216469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86149136732242">
                <text:p>0.88614913673224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84843464478757">
                <text:p>0.88484346447875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877073491301858">
                <text:p>0.87707349130185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65403240560795">
                <text:p>0.96540324056079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1226546081452">
                <text:p>1.0122654608145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495036479855">
                <text:p>1.014950364798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1884211060032">
                <text:p>0.98188421106003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844994009204">
                <text:p>1.018449940092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1125615452594">
                <text:p>1.0112561545259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710112805826922">
                <text:p>0.71011280582692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717005091359455">
                <text:p>0.71700509135945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1818016370797">
                <text:p>1.0181801637079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68853345428502">
                <text:p>0.86885334542850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09253842526196">
                <text:p>1.0925384252619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713667967824393">
                <text:p>0.7136679678243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9843670160215">
                <text:p>0.99984367016021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2019829946622">
                <text:p>1.0201982994662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43818371958838">
                <text:p>0.84381837195883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10068027644235">
                <text:p>0.81006802764423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26140408315286">
                <text:p>1.2614040831528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888.3333333333">
                <text:p>2888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